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2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9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officeooo:paragraph-rsid="00931601"/>
    </style:style>
    <style:style style:name="P107" style:family="paragraph" style:parent-style-name="Standard">
      <style:paragraph-properties fo:text-align="start" style:justify-single-word="false"/>
      <style:text-properties officeooo:paragraph-rsid="0063a4d7"/>
    </style:style>
    <style:style style:name="P108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1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1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60e74" style:font-size-asian="14pt" style:font-size-complex="16pt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3" style:family="text">
      <style:text-properties fo:color="#c9211e" loext:opacity="100%" style:font-name="Futura Std Condensed" officeooo:rsid="0035b9c5"/>
    </style:style>
    <style:style style:name="T54" style:family="text">
      <style:text-properties fo:color="#c9211e" loext:opacity="100%" style:font-name="Futura Std Condensed" officeooo:rsid="003e9bc7"/>
    </style:style>
    <style:style style:name="T55" style:family="text">
      <style:text-properties fo:color="#c9211e" loext:opacity="100%" style:font-name="Futura Std Condensed" officeooo:rsid="0043e337"/>
    </style:style>
    <style:style style:name="T56" style:family="text">
      <style:text-properties fo:color="#c9211e" loext:opacity="100%" style:font-name="Futura Std Condensed" officeooo:rsid="0048922a"/>
    </style:style>
    <style:style style:name="T57" style:family="text">
      <style:text-properties fo:color="#c9211e" loext:opacity="100%" style:font-name="Futura Std Condensed" officeooo:rsid="004b5574"/>
    </style:style>
    <style:style style:name="T58" style:family="text">
      <style:text-properties fo:color="#c9211e" loext:opacity="100%" style:font-name="Futura Std Condensed" officeooo:rsid="004e68bd"/>
    </style:style>
    <style:style style:name="T59" style:family="text">
      <style:text-properties fo:color="#c9211e" loext:opacity="100%" style:font-name="Futura Std Condensed" officeooo:rsid="004f4fd7"/>
    </style:style>
    <style:style style:name="T60" style:family="text">
      <style:text-properties fo:color="#c9211e" loext:opacity="100%" style:font-name="Futura Std Condensed" officeooo:rsid="00509422"/>
    </style:style>
    <style:style style:name="T61" style:family="text">
      <style:text-properties fo:color="#c9211e" loext:opacity="100%" style:font-name="Futura Std Condensed" officeooo:rsid="005170e5"/>
    </style:style>
    <style:style style:name="T62" style:family="text">
      <style:text-properties fo:color="#c9211e" loext:opacity="100%" style:font-name="Futura Std Condensed" officeooo:rsid="00530c9e"/>
    </style:style>
    <style:style style:name="T63" style:family="text">
      <style:text-properties fo:color="#c9211e" loext:opacity="100%" style:font-name="Futura Std Condensed" officeooo:rsid="0058a901"/>
    </style:style>
    <style:style style:name="T64" style:family="text">
      <style:text-properties fo:color="#c9211e" loext:opacity="100%" style:font-name="Futura Std Condensed" officeooo:rsid="005a6b4c"/>
    </style:style>
    <style:style style:name="T65" style:family="text">
      <style:text-properties fo:color="#c9211e" loext:opacity="100%" style:font-name="Futura Std Condensed" officeooo:rsid="005ac6ad"/>
    </style:style>
    <style:style style:name="T66" style:family="text">
      <style:text-properties fo:color="#c9211e" loext:opacity="100%" style:font-name="Futura Std Condensed" officeooo:rsid="005ad40e"/>
    </style:style>
    <style:style style:name="T67" style:family="text">
      <style:text-properties fo:color="#c9211e" loext:opacity="100%" style:font-name="Futura Std Condensed" officeooo:rsid="005b5999"/>
    </style:style>
    <style:style style:name="T68" style:family="text">
      <style:text-properties fo:color="#c9211e" loext:opacity="100%" style:font-name="Futura Std Condensed" officeooo:rsid="005c7fa8"/>
    </style:style>
    <style:style style:name="T69" style:family="text">
      <style:text-properties fo:color="#c9211e" loext:opacity="100%" style:font-name="Futura Std Condensed" officeooo:rsid="005d8a45"/>
    </style:style>
    <style:style style:name="T70" style:family="text">
      <style:text-properties fo:color="#c9211e" loext:opacity="100%" style:font-name="Futura Std Condensed" officeooo:rsid="00608b0f"/>
    </style:style>
    <style:style style:name="T71" style:family="text">
      <style:text-properties fo:color="#c9211e" loext:opacity="100%" style:font-name="Futura Std Condensed" officeooo:rsid="0061e677"/>
    </style:style>
    <style:style style:name="T72" style:family="text">
      <style:text-properties fo:color="#c9211e" loext:opacity="100%" style:font-name="Futura Std Condensed" officeooo:rsid="0069a474"/>
    </style:style>
    <style:style style:name="T73" style:family="text">
      <style:text-properties fo:color="#c9211e" loext:opacity="100%" style:font-name="Futura Std Condensed" officeooo:rsid="00757a7e"/>
    </style:style>
    <style:style style:name="T74" style:family="text">
      <style:text-properties fo:color="#c9211e" loext:opacity="100%" style:font-name="Futura Std Condensed" officeooo:rsid="00811ecb"/>
    </style:style>
    <style:style style:name="T75" style:family="text">
      <style:text-properties fo:color="#c9211e" loext:opacity="100%" style:font-name="Futura Std Condensed" officeooo:rsid="0082b1fc"/>
    </style:style>
    <style:style style:name="T76" style:family="text">
      <style:text-properties fo:color="#c9211e" loext:opacity="100%" style:font-name="Futura Std Condensed" officeooo:rsid="008bfe80"/>
    </style:style>
    <style:style style:name="T77" style:family="text">
      <style:text-properties fo:color="#c9211e" loext:opacity="100%" style:font-name="Futura Std Condensed" officeooo:rsid="007dbde0"/>
    </style:style>
    <style:style style:name="T78" style:family="text">
      <style:text-properties fo:color="#c9211e" loext:opacity="100%" style:font-name="Futura Std Condensed" officeooo:rsid="007f1654"/>
    </style:style>
    <style:style style:name="T79" style:family="text">
      <style:text-properties fo:color="#c9211e" loext:opacity="100%" style:font-name="Futura Std Condensed" officeooo:rsid="0081581d"/>
    </style:style>
    <style:style style:name="T80" style:family="text">
      <style:text-properties fo:color="#c9211e" loext:opacity="100%" style:font-name="Futura Std Condensed" officeooo:rsid="009437be"/>
    </style:style>
    <style:style style:name="T81" style:family="text">
      <style:text-properties fo:color="#c9211e" loext:opacity="100%" style:font-name="Futura Std Condensed" officeooo:rsid="0096314b"/>
    </style:style>
    <style:style style:name="T82" style:family="text">
      <style:text-properties fo:color="#c9211e" loext:opacity="100%" style:font-name="Futura Std Condensed" officeooo:rsid="0099caad"/>
    </style:style>
    <style:style style:name="T83" style:family="text">
      <style:text-properties fo:color="#c9211e" loext:opacity="100%" style:font-name="Futura Std Condensed" officeooo:rsid="009baf7e"/>
    </style:style>
    <style:style style:name="T84" style:family="text">
      <style:text-properties fo:color="#c9211e" loext:opacity="100%" style:font-name="Futura Std Condensed" officeooo:rsid="009cb617"/>
    </style:style>
    <style:style style:name="T85" style:family="text">
      <style:text-properties fo:color="#c9211e" loext:opacity="100%" style:font-name="Futura Std Condensed" officeooo:rsid="00a0f062"/>
    </style:style>
    <style:style style:name="T86" style:family="text">
      <style:text-properties fo:color="#c9211e" loext:opacity="100%" style:font-name="Futura Std Condensed" officeooo:rsid="00a14b40"/>
    </style:style>
    <style:style style:name="T87" style:family="text">
      <style:text-properties fo:color="#c9211e" loext:opacity="100%" style:font-name="Futura Std Condensed" officeooo:rsid="00a27b36"/>
    </style:style>
    <style:style style:name="T88" style:family="text">
      <style:text-properties fo:color="#c9211e" loext:opacity="100%" style:font-name="Futura Std Condensed" style:text-underline-style="none" officeooo:rsid="00a9979f"/>
    </style:style>
    <style:style style:name="T89" style:family="text">
      <style:text-properties fo:color="#c9211e" loext:opacity="100%" style:font-name="Futura Std Condensed" style:text-underline-style="none" officeooo:rsid="01002c5e"/>
    </style:style>
    <style:style style:name="T90" style:family="text">
      <style:text-properties fo:color="#c9211e" loext:opacity="100%" style:font-name="Futura Std Condensed" style:text-underline-style="none" officeooo:rsid="00e9a091"/>
    </style:style>
    <style:style style:name="T91" style:family="text">
      <style:text-properties fo:color="#c9211e" loext:opacity="100%" style:font-name="Futura Std Condensed" style:text-underline-style="none" officeooo:rsid="01060e74"/>
    </style:style>
    <style:style style:name="T92" style:family="text">
      <style:text-properties fo:color="#c9211e" loext:opacity="100%" style:font-name="Futura Std Condensed" officeooo:rsid="00b3984f"/>
    </style:style>
    <style:style style:name="T93" style:family="text">
      <style:text-properties fo:color="#c9211e" loext:opacity="100%" style:font-name="Futura Std Condensed" officeooo:rsid="00b55d25"/>
    </style:style>
    <style:style style:name="T94" style:family="text">
      <style:text-properties fo:color="#c9211e" loext:opacity="100%" style:font-name="Futura Std Condensed" officeooo:rsid="00b7387a"/>
    </style:style>
    <style:style style:name="T95" style:family="text">
      <style:text-properties fo:color="#c9211e" loext:opacity="100%" style:font-name="Futura Std Condensed" officeooo:rsid="00c8a72c"/>
    </style:style>
    <style:style style:name="T96" style:family="text">
      <style:text-properties fo:color="#c9211e" loext:opacity="100%" style:font-name="Futura Std Condensed" officeooo:rsid="00d63b95"/>
    </style:style>
    <style:style style:name="T97" style:family="text">
      <style:text-properties fo:color="#c9211e" loext:opacity="100%" style:font-name="Futura Std Condensed" officeooo:rsid="00d87f02"/>
    </style:style>
    <style:style style:name="T98" style:family="text">
      <style:text-properties fo:color="#c9211e" loext:opacity="100%" style:font-name="Futura Std Condensed" officeooo:rsid="00d9cd79"/>
    </style:style>
    <style:style style:name="T99" style:family="text">
      <style:text-properties fo:color="#c9211e" loext:opacity="100%" style:font-name="Futura Std Condensed" officeooo:rsid="00de2205"/>
    </style:style>
    <style:style style:name="T100" style:family="text">
      <style:text-properties fo:color="#c9211e" loext:opacity="100%" style:font-name="Futura Std Condensed" officeooo:rsid="00e2218e"/>
    </style:style>
    <style:style style:name="T101" style:family="text">
      <style:text-properties fo:color="#c9211e" loext:opacity="100%" style:font-name="Futura Std Condensed" officeooo:rsid="00abe24d"/>
    </style:style>
    <style:style style:name="T102" style:family="text">
      <style:text-properties fo:color="#c9211e" loext:opacity="100%" style:font-name="Futura Std Condensed" officeooo:rsid="00e112ed"/>
    </style:style>
    <style:style style:name="T103" style:family="text">
      <style:text-properties fo:color="#c9211e" loext:opacity="100%" style:font-name="Futura Std Condensed" officeooo:rsid="00ebffaf"/>
    </style:style>
    <style:style style:name="T104" style:family="text">
      <style:text-properties fo:color="#c9211e" loext:opacity="100%" style:font-name="Futura Std Condensed" officeooo:rsid="00fd7b76"/>
    </style:style>
    <style:style style:name="T105" style:family="text">
      <style:text-properties fo:color="#c9211e" loext:opacity="100%" style:font-name="Futura Std Condensed" officeooo:rsid="0100e0b0"/>
    </style:style>
    <style:style style:name="T106" style:family="text">
      <style:text-properties fo:color="#c9211e" loext:opacity="100%" style:font-name="Futura Std Condensed" officeooo:rsid="0102d0e2"/>
    </style:style>
    <style:style style:name="T107" style:family="text">
      <style:text-properties fo:color="#c9211e" loext:opacity="100%" style:font-name="Futura Std Condensed" officeooo:rsid="01060e74"/>
    </style:style>
    <style:style style:name="T108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9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0" style:family="text">
      <style:text-properties fo:color="#c9211e" loext:opacity="100%" officeooo:rsid="0051c2f4"/>
    </style:style>
    <style:style style:name="T111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2" style:family="text">
      <style:text-properties fo:color="#c9211e" loext:opacity="100%" style:text-underline-style="solid" style:text-underline-width="auto" style:text-underline-color="font-color" officeooo:rsid="005b5999"/>
    </style:style>
    <style:style style:name="T113" style:family="text">
      <style:text-properties fo:color="#c9211e" loext:opacity="100%" style:text-underline-style="solid" style:text-underline-width="auto" style:text-underline-color="font-color" officeooo:rsid="005f27d7"/>
    </style:style>
    <style:style style:name="T114" style:family="text">
      <style:text-properties fo:color="#c9211e" loext:opacity="100%" style:text-underline-style="solid" style:text-underline-width="auto" style:text-underline-color="font-color" officeooo:rsid="00d87f02"/>
    </style:style>
    <style:style style:name="T115" style:family="text">
      <style:text-properties fo:color="#c9211e" loext:opacity="100%" officeooo:rsid="0053acd1"/>
    </style:style>
    <style:style style:name="T116" style:family="text">
      <style:text-properties fo:color="#c9211e" loext:opacity="100%" officeooo:rsid="0100e0b0"/>
    </style:style>
    <style:style style:name="T117" style:family="text">
      <style:text-properties fo:color="#c9211e" loext:opacity="100%" style:text-line-through-style="solid" style:text-line-through-type="single" style:font-name="Futura Std Condensed" officeooo:rsid="00291794"/>
    </style:style>
    <style:style style:name="T118" style:family="text">
      <style:text-properties fo:color="#c9211e" loext:opacity="100%" style:text-line-through-style="solid" style:text-line-through-type="single" style:font-name="Futura Std Condensed" officeooo:rsid="00271d54"/>
    </style:style>
    <style:style style:name="T119" style:family="text">
      <style:text-properties fo:color="#c9211e" loext:opacity="100%" style:text-line-through-style="solid" style:text-line-through-type="single" style:font-name="Futura Std Condensed" officeooo:rsid="00324fc3"/>
    </style:style>
    <style:style style:name="T120" style:family="text">
      <style:text-properties fo:color="#c9211e" loext:opacity="100%" style:text-line-through-style="solid" style:text-line-through-type="single" style:font-name="Futura Std Condensed" officeooo:rsid="002b15d7"/>
    </style:style>
    <style:style style:name="T121" style:family="text">
      <style:text-properties fo:color="#c9211e" loext:opacity="100%" style:font-name="Futura Std Condensed " officeooo:rsid="00e112ed"/>
    </style:style>
    <style:style style:name="T122" style:family="text">
      <style:text-properties officeooo:rsid="001362f7"/>
    </style:style>
    <style:style style:name="T123" style:family="text">
      <style:text-properties fo:color="#000000" loext:opacity="100%"/>
    </style:style>
    <style:style style:name="T124" style:family="text">
      <style:text-properties fo:color="#000000" loext:opacity="100%" officeooo:rsid="000f8f6a"/>
    </style:style>
    <style:style style:name="T125" style:family="text">
      <style:text-properties fo:color="#000000" loext:opacity="100%" officeooo:rsid="001362f7"/>
    </style:style>
    <style:style style:name="T126" style:family="text">
      <style:text-properties fo:color="#000000" loext:opacity="100%" officeooo:rsid="0013b1f0"/>
    </style:style>
    <style:style style:name="T127" style:family="text">
      <style:text-properties fo:color="#000000" loext:opacity="100%" style:text-underline-style="solid" style:text-underline-width="auto" style:text-underline-color="font-color"/>
    </style:style>
    <style:style style:name="T12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2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3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3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3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3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3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3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3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3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1" style:family="text">
      <style:text-properties fo:color="#000000" loext:opacity="100%" style:text-underline-style="solid" style:text-underline-width="auto" style:text-underline-color="font-color" officeooo:rsid="001362f7"/>
    </style:style>
    <style:style style:name="T142" style:family="text">
      <style:text-properties fo:color="#000000" loext:opacity="100%" style:text-underline-style="solid" style:text-underline-width="auto" style:text-underline-color="font-color" officeooo:rsid="00d9cd79"/>
    </style:style>
    <style:style style:name="T143" style:family="text">
      <style:text-properties fo:color="#000000" loext:opacity="100%" officeooo:rsid="0014442c"/>
    </style:style>
    <style:style style:name="T144" style:family="text">
      <style:text-properties fo:color="#000000" loext:opacity="100%" officeooo:rsid="0018b4d5"/>
    </style:style>
    <style:style style:name="T145" style:family="text">
      <style:text-properties fo:color="#000000" loext:opacity="100%" style:font-name="Futura Std Condensed Light1"/>
    </style:style>
    <style:style style:name="T146" style:family="text">
      <style:text-properties fo:color="#000000" loext:opacity="100%" style:font-name="Futura Std Condensed Light1" officeooo:rsid="0035b9c5"/>
    </style:style>
    <style:style style:name="T147" style:family="text">
      <style:text-properties fo:color="#000000" loext:opacity="100%" style:font-name="Futura Std Condensed Light1" officeooo:rsid="0057759a"/>
    </style:style>
    <style:style style:name="T148" style:family="text">
      <style:text-properties fo:color="#000000" loext:opacity="100%" style:font-name="Futura Std Condensed Light1" officeooo:rsid="0051c2f4"/>
    </style:style>
    <style:style style:name="T149" style:family="text">
      <style:text-properties fo:color="#000000" loext:opacity="100%" style:font-name="Futura Std Condensed Light1" officeooo:rsid="00525e1c"/>
    </style:style>
    <style:style style:name="T150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1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52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53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4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55" style:family="text">
      <style:text-properties fo:color="#000000" loext:opacity="100%" style:font-name="Futura Std Condensed Light1" officeooo:rsid="009437be"/>
    </style:style>
    <style:style style:name="T156" style:family="text">
      <style:text-properties fo:color="#000000" loext:opacity="100%" style:font-name="Futura Std Condensed Light1" officeooo:rsid="00ad72a6"/>
    </style:style>
    <style:style style:name="T157" style:family="text">
      <style:text-properties fo:color="#000000" loext:opacity="100%" style:font-name="Futura Std Condensed Light1" officeooo:rsid="00ae7c16"/>
    </style:style>
    <style:style style:name="T158" style:family="text">
      <style:text-properties fo:color="#000000" loext:opacity="100%" style:font-name="Futura Std Condensed Light1" officeooo:rsid="00b3984f"/>
    </style:style>
    <style:style style:name="T159" style:family="text">
      <style:text-properties fo:color="#000000" loext:opacity="100%" style:font-name="Futura Std Condensed Light1" officeooo:rsid="00b55d25"/>
    </style:style>
    <style:style style:name="T160" style:family="text">
      <style:text-properties fo:color="#000000" loext:opacity="100%" style:font-name="Futura Std Condensed Light1" officeooo:rsid="00c84595"/>
    </style:style>
    <style:style style:name="T161" style:family="text">
      <style:text-properties fo:color="#000000" loext:opacity="100%" style:font-name="Futura Std Condensed Light1" officeooo:rsid="00d7a278"/>
    </style:style>
    <style:style style:name="T162" style:family="text">
      <style:text-properties fo:color="#000000" loext:opacity="100%" style:font-name="Futura Std Condensed Light1" officeooo:rsid="00d87f02"/>
    </style:style>
    <style:style style:name="T163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4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65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66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67" style:family="text">
      <style:text-properties fo:color="#000000" loext:opacity="100%" style:font-name="Futura Std Condensed Light1" officeooo:rsid="0100e0b0"/>
    </style:style>
    <style:style style:name="T168" style:family="text">
      <style:text-properties fo:color="#000000" loext:opacity="100%" officeooo:rsid="00271d54"/>
    </style:style>
    <style:style style:name="T169" style:family="text">
      <style:text-properties fo:color="#000000" loext:opacity="100%" officeooo:rsid="002b15d7"/>
    </style:style>
    <style:style style:name="T170" style:family="text">
      <style:text-properties fo:color="#000000" loext:opacity="100%" officeooo:rsid="002c96b5"/>
    </style:style>
    <style:style style:name="T171" style:family="text">
      <style:text-properties fo:color="#000000" loext:opacity="100%" officeooo:rsid="002f6e18"/>
    </style:style>
    <style:style style:name="T172" style:family="text">
      <style:text-properties fo:color="#000000" loext:opacity="100%" officeooo:rsid="0031047f"/>
    </style:style>
    <style:style style:name="T173" style:family="text">
      <style:text-properties fo:color="#000000" loext:opacity="100%" officeooo:rsid="00386cd6"/>
    </style:style>
    <style:style style:name="T174" style:family="text">
      <style:text-properties fo:color="#000000" loext:opacity="100%" officeooo:rsid="00425146"/>
    </style:style>
    <style:style style:name="T175" style:family="text">
      <style:text-properties fo:color="#000000" loext:opacity="100%" officeooo:rsid="004f4fd7"/>
    </style:style>
    <style:style style:name="T176" style:family="text">
      <style:text-properties fo:color="#000000" loext:opacity="100%" officeooo:rsid="00530c9e"/>
    </style:style>
    <style:style style:name="T177" style:family="text">
      <style:text-properties fo:color="#000000" loext:opacity="100%" officeooo:rsid="0053acd1"/>
    </style:style>
    <style:style style:name="T178" style:family="text">
      <style:text-properties fo:color="#000000" loext:opacity="100%" officeooo:rsid="001d91d9"/>
    </style:style>
    <style:style style:name="T179" style:family="text">
      <style:text-properties fo:color="#000000" loext:opacity="100%" officeooo:rsid="001c6e04"/>
    </style:style>
    <style:style style:name="T180" style:family="text">
      <style:text-properties fo:color="#000000" loext:opacity="100%" officeooo:rsid="001ec6f4"/>
    </style:style>
    <style:style style:name="T181" style:family="text">
      <style:text-properties fo:color="#000000" loext:opacity="100%" officeooo:rsid="0021ae3f"/>
    </style:style>
    <style:style style:name="T182" style:family="text">
      <style:text-properties fo:color="#000000" loext:opacity="100%" officeooo:rsid="005ac6ad"/>
    </style:style>
    <style:style style:name="T183" style:family="text">
      <style:text-properties fo:color="#000000" loext:opacity="100%" officeooo:rsid="005ad40e"/>
    </style:style>
    <style:style style:name="T184" style:family="text">
      <style:text-properties fo:color="#000000" loext:opacity="100%" style:font-name="Futura Std Condensed"/>
    </style:style>
    <style:style style:name="T185" style:family="text">
      <style:text-properties fo:color="#000000" loext:opacity="100%" style:font-name="Futura Std Condensed" officeooo:rsid="002f6e18"/>
    </style:style>
    <style:style style:name="T186" style:family="text">
      <style:text-properties fo:color="#000000" loext:opacity="100%" style:font-name="Futura Std Condensed" style:text-underline-style="none" officeooo:rsid="00f9979f"/>
    </style:style>
    <style:style style:name="T187" style:family="text">
      <style:text-properties fo:color="#000000" loext:opacity="100%" style:font-name="Futura Std Condensed" style:text-underline-style="none" officeooo:rsid="00e9a091"/>
    </style:style>
    <style:style style:name="T188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89" style:family="text">
      <style:text-properties fo:color="#000000" loext:opacity="100%" officeooo:rsid="008616df"/>
    </style:style>
    <style:style style:name="T190" style:family="text">
      <style:text-properties fo:color="#000000" loext:opacity="100%" officeooo:rsid="00880d2b"/>
    </style:style>
    <style:style style:name="T191" style:family="text">
      <style:text-properties fo:color="#000000" loext:opacity="100%" officeooo:rsid="0018c4ea"/>
    </style:style>
    <style:style style:name="T192" style:family="text">
      <style:text-properties fo:color="#000000" loext:opacity="100%" style:text-underline-style="none" officeooo:rsid="0013b1f0"/>
    </style:style>
    <style:style style:name="T193" style:family="text">
      <style:text-properties fo:color="#000000" loext:opacity="100%" style:text-underline-style="none" officeooo:rsid="000f8f6a"/>
    </style:style>
    <style:style style:name="T194" style:family="text">
      <style:text-properties fo:color="#000000" loext:opacity="100%" style:text-underline-style="none" officeooo:rsid="00271d54"/>
    </style:style>
    <style:style style:name="T195" style:family="text">
      <style:text-properties fo:color="#000000" loext:opacity="100%" style:text-underline-style="none" officeooo:rsid="00ca4724"/>
    </style:style>
    <style:style style:name="T196" style:family="text">
      <style:text-properties fo:color="#000000" loext:opacity="100%" style:text-underline-style="none" officeooo:rsid="00e2218e"/>
    </style:style>
    <style:style style:name="T197" style:family="text">
      <style:text-properties fo:color="#000000" loext:opacity="100%" style:text-underline-style="none" officeooo:rsid="002f6e18"/>
    </style:style>
    <style:style style:name="T198" style:family="text">
      <style:text-properties fo:color="#000000" loext:opacity="100%" style:text-underline-style="none" officeooo:rsid="00e9a091"/>
    </style:style>
    <style:style style:name="T199" style:family="text">
      <style:text-properties fo:color="#000000" loext:opacity="100%" officeooo:rsid="008b52c7"/>
    </style:style>
    <style:style style:name="T200" style:family="text">
      <style:text-properties fo:color="#000000" loext:opacity="100%" officeooo:rsid="008cab49"/>
    </style:style>
    <style:style style:name="T201" style:family="text">
      <style:text-properties fo:color="#000000" loext:opacity="100%" officeooo:rsid="007dbde0"/>
    </style:style>
    <style:style style:name="T202" style:family="text">
      <style:text-properties fo:color="#000000" loext:opacity="100%" officeooo:rsid="0081581d"/>
    </style:style>
    <style:style style:name="T20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04" style:family="text">
      <style:text-properties fo:color="#000000" loext:opacity="100%" officeooo:rsid="0097a307"/>
    </style:style>
    <style:style style:name="T205" style:family="text">
      <style:text-properties fo:color="#000000" loext:opacity="100%" officeooo:rsid="009cb617"/>
    </style:style>
    <style:style style:name="T206" style:family="text">
      <style:text-properties fo:color="#000000" loext:opacity="100%" officeooo:rsid="0058a901"/>
    </style:style>
    <style:style style:name="T207" style:family="text">
      <style:text-properties fo:color="#000000" loext:opacity="100%" officeooo:rsid="00a27b36"/>
    </style:style>
    <style:style style:name="T208" style:family="text">
      <style:text-properties fo:color="#000000" loext:opacity="100%" officeooo:rsid="00a46215"/>
    </style:style>
    <style:style style:name="T209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10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11" style:family="text">
      <style:text-properties fo:color="#000000" loext:opacity="100%" officeooo:rsid="004190e1"/>
    </style:style>
    <style:style style:name="T212" style:family="text">
      <style:text-properties fo:color="#000000" loext:opacity="100%" officeooo:rsid="006a92be"/>
    </style:style>
    <style:style style:name="T213" style:family="text">
      <style:text-properties fo:color="#000000" loext:opacity="100%" officeooo:rsid="00c84595"/>
    </style:style>
    <style:style style:name="T214" style:family="text">
      <style:text-properties fo:color="#000000" loext:opacity="100%" officeooo:rsid="00d87f02"/>
    </style:style>
    <style:style style:name="T215" style:family="text">
      <style:text-properties fo:color="#000000" loext:opacity="100%" officeooo:rsid="00d9cd79"/>
    </style:style>
    <style:style style:name="T216" style:family="text">
      <style:text-properties fo:color="#000000" loext:opacity="100%" officeooo:rsid="00dcc94b"/>
    </style:style>
    <style:style style:name="T217" style:family="text">
      <style:text-properties fo:color="#000000" loext:opacity="100%" officeooo:rsid="00de2205"/>
    </style:style>
    <style:style style:name="T218" style:family="text">
      <style:text-properties fo:color="#000000" loext:opacity="100%" officeooo:rsid="00ebffaf"/>
    </style:style>
    <style:style style:name="T219" style:family="text">
      <style:text-properties fo:color="#000000" loext:opacity="100%" officeooo:rsid="00e69496"/>
    </style:style>
    <style:style style:name="T220" style:family="text">
      <style:text-properties fo:color="#000000" loext:opacity="100%" officeooo:rsid="00e83d4d"/>
    </style:style>
    <style:style style:name="T221" style:family="text">
      <style:text-properties fo:color="#000000" loext:opacity="100%" officeooo:rsid="00e4b10a"/>
    </style:style>
    <style:style style:name="T222" style:family="text">
      <style:text-properties fo:color="#000000" loext:opacity="100%" officeooo:rsid="00d7a278"/>
    </style:style>
    <style:style style:name="T223" style:family="text">
      <style:text-properties fo:color="#000000" loext:opacity="100%" officeooo:rsid="00fd7b76"/>
    </style:style>
    <style:style style:name="T224" style:family="text">
      <style:text-properties fo:color="#000000" loext:opacity="100%" officeooo:rsid="00ff1f5e"/>
    </style:style>
    <style:style style:name="T225" style:family="text">
      <style:text-properties fo:color="#000000" loext:opacity="100%" style:text-line-through-style="none" style:text-line-through-type="none" officeooo:rsid="002b15d7"/>
    </style:style>
    <style:style style:name="T226" style:family="text">
      <style:text-properties fo:color="#000000" loext:opacity="100%" style:text-line-through-style="none" style:text-line-through-type="none" officeooo:rsid="010139ec"/>
    </style:style>
    <style:style style:name="T227" style:family="text">
      <style:text-properties fo:color="#000000" loext:opacity="100%" style:text-line-through-style="none" style:text-line-through-type="none" officeooo:rsid="0102d0e2"/>
    </style:style>
    <style:style style:name="T228" style:family="text">
      <style:text-properties officeooo:rsid="0013b1f0"/>
    </style:style>
    <style:style style:name="T229" style:family="text">
      <style:text-properties style:text-underline-style="solid" style:text-underline-width="auto" style:text-underline-color="font-color" officeooo:rsid="0013b1f0"/>
    </style:style>
    <style:style style:name="T230" style:family="text">
      <style:text-properties style:text-underline-style="solid" style:text-underline-width="auto" style:text-underline-color="font-color" officeooo:rsid="001362f7"/>
    </style:style>
    <style:style style:name="T231" style:family="text">
      <style:text-properties style:text-underline-style="solid" style:text-underline-width="auto" style:text-underline-color="font-color" officeooo:rsid="000f8f6a"/>
    </style:style>
    <style:style style:name="T232" style:family="text">
      <style:text-properties style:text-underline-style="solid" style:text-underline-width="auto" style:text-underline-color="font-color" officeooo:rsid="0018c4ea"/>
    </style:style>
    <style:style style:name="T233" style:family="text">
      <style:text-properties style:text-underline-style="solid" style:text-underline-width="auto" style:text-underline-color="font-color" officeooo:rsid="00509422"/>
    </style:style>
    <style:style style:name="T234" style:family="text">
      <style:text-properties style:text-underline-style="solid" style:text-underline-width="auto" style:text-underline-color="font-color" officeooo:rsid="0085f838"/>
    </style:style>
    <style:style style:name="T235" style:family="text">
      <style:text-properties style:text-underline-style="solid" style:text-underline-width="auto" style:text-underline-color="font-color" officeooo:rsid="00880d2b"/>
    </style:style>
    <style:style style:name="T236" style:family="text">
      <style:text-properties style:text-underline-style="solid" style:text-underline-width="auto" style:text-underline-color="font-color" officeooo:rsid="0089ae28"/>
    </style:style>
    <style:style style:name="T237" style:family="text">
      <style:text-properties style:text-underline-style="solid" style:text-underline-width="auto" style:text-underline-color="font-color" officeooo:rsid="008b52c7"/>
    </style:style>
    <style:style style:name="T238" style:family="text">
      <style:text-properties style:text-underline-style="solid" style:text-underline-width="auto" style:text-underline-color="font-color" officeooo:rsid="0097a307"/>
    </style:style>
    <style:style style:name="T239" style:family="text">
      <style:text-properties style:text-underline-style="solid" style:text-underline-width="auto" style:text-underline-color="font-color" officeooo:rsid="00ba16c9"/>
    </style:style>
    <style:style style:name="T240" style:family="text">
      <style:text-properties style:text-underline-style="solid" style:text-underline-width="auto" style:text-underline-color="font-color" officeooo:rsid="00c58f5c"/>
    </style:style>
    <style:style style:name="T241" style:family="text">
      <style:text-properties style:text-underline-style="solid" style:text-underline-width="auto" style:text-underline-color="font-color" officeooo:rsid="00c8527a"/>
    </style:style>
    <style:style style:name="T242" style:family="text">
      <style:text-properties style:text-underline-style="solid" style:text-underline-width="auto" style:text-underline-color="font-color" officeooo:rsid="00d87f02"/>
    </style:style>
    <style:style style:name="T243" style:family="text">
      <style:text-properties style:text-underline-style="solid" style:text-underline-width="auto" style:text-underline-color="font-color" officeooo:rsid="00e2218e"/>
    </style:style>
    <style:style style:name="T244" style:family="text">
      <style:text-properties style:text-underline-style="solid" style:text-underline-width="auto" style:text-underline-color="font-color" officeooo:rsid="00e4b10a"/>
    </style:style>
    <style:style style:name="T245" style:family="text">
      <style:text-properties style:text-underline-style="none"/>
    </style:style>
    <style:style style:name="T246" style:family="text">
      <style:text-properties style:text-underline-style="none" officeooo:rsid="001362f7"/>
    </style:style>
    <style:style style:name="T247" style:family="text">
      <style:text-properties style:text-underline-style="none" officeooo:rsid="0085f838"/>
    </style:style>
    <style:style style:name="T248" style:family="text">
      <style:text-properties officeooo:rsid="0014442c"/>
    </style:style>
    <style:style style:name="T249" style:family="text">
      <style:text-properties officeooo:rsid="00145467"/>
    </style:style>
    <style:style style:name="T250" style:family="text">
      <style:text-properties officeooo:rsid="00155c6b"/>
    </style:style>
    <style:style style:name="T251" style:family="text">
      <style:text-properties officeooo:rsid="0016dd90"/>
    </style:style>
    <style:style style:name="T252" style:family="text">
      <style:text-properties officeooo:rsid="0018c4ea"/>
    </style:style>
    <style:style style:name="T253" style:family="text">
      <style:text-properties officeooo:rsid="001a20db"/>
    </style:style>
    <style:style style:name="T254" style:family="text">
      <style:text-properties officeooo:rsid="001c6e04"/>
    </style:style>
    <style:style style:name="T255" style:family="text">
      <style:text-properties officeooo:rsid="001d91d9"/>
    </style:style>
    <style:style style:name="T256" style:family="text">
      <style:text-properties officeooo:rsid="001ec6f4"/>
    </style:style>
    <style:style style:name="T257" style:family="text">
      <style:text-properties officeooo:rsid="00202faa"/>
    </style:style>
    <style:style style:name="T258" style:family="text">
      <style:text-properties officeooo:rsid="002104e7"/>
    </style:style>
    <style:style style:name="T259" style:family="text">
      <style:text-properties officeooo:rsid="0023e611"/>
    </style:style>
    <style:style style:name="T260" style:family="text">
      <style:text-properties officeooo:rsid="00254600"/>
    </style:style>
    <style:style style:name="T261" style:family="text">
      <style:text-properties officeooo:rsid="002b15d7"/>
    </style:style>
    <style:style style:name="T262" style:family="text">
      <style:text-properties officeooo:rsid="002db9f0"/>
    </style:style>
    <style:style style:name="T263" style:family="text">
      <style:text-properties officeooo:rsid="002f6e18"/>
    </style:style>
    <style:style style:name="T264" style:family="text">
      <style:text-properties fo:color="#2a6099" loext:opacity="100%" officeooo:rsid="005d8a45"/>
    </style:style>
    <style:style style:name="T265" style:family="text">
      <style:text-properties fo:color="#2a6099" loext:opacity="100%" officeooo:rsid="0013b1f0"/>
    </style:style>
    <style:style style:name="T266" style:family="text">
      <style:text-properties fo:color="#2a6099" loext:opacity="100%" officeooo:rsid="00530c9e"/>
    </style:style>
    <style:style style:name="T267" style:family="text">
      <style:text-properties fo:color="#2a6099" loext:opacity="100%" officeooo:rsid="009437be"/>
    </style:style>
    <style:style style:name="T268" style:family="text">
      <style:text-properties fo:color="#2a6099" loext:opacity="100%" officeooo:rsid="00a7cb89"/>
    </style:style>
    <style:style style:name="T269" style:family="text">
      <style:text-properties fo:color="#2a6099" loext:opacity="100%" style:font-name="Futura Std Condensed Light1" officeooo:rsid="00b55d25"/>
    </style:style>
    <style:style style:name="T270" style:family="text">
      <style:text-properties fo:color="#2a6099" loext:opacity="100%" style:font-name="Futura Std Condensed Light1" officeooo:rsid="01002c5e"/>
    </style:style>
    <style:style style:name="T271" style:family="text">
      <style:text-properties officeooo:rsid="0030d81e"/>
    </style:style>
    <style:style style:name="T272" style:family="text">
      <style:text-properties officeooo:rsid="0031047f"/>
    </style:style>
    <style:style style:name="T273" style:family="text">
      <style:text-properties officeooo:rsid="00324fc3"/>
    </style:style>
    <style:style style:name="T274" style:family="text">
      <style:text-properties officeooo:rsid="0035b9c5"/>
    </style:style>
    <style:style style:name="T275" style:family="text">
      <style:text-properties officeooo:rsid="003600f1"/>
    </style:style>
    <style:style style:name="T276" style:family="text">
      <style:text-properties style:font-name="Futura Std Condensed" officeooo:rsid="004190e1"/>
    </style:style>
    <style:style style:name="T277" style:family="text">
      <style:text-properties officeooo:rsid="004190e1"/>
    </style:style>
    <style:style style:name="T278" style:family="text">
      <style:text-properties officeooo:rsid="0048922a"/>
    </style:style>
    <style:style style:name="T279" style:family="text">
      <style:text-properties officeooo:rsid="002c96b5"/>
    </style:style>
    <style:style style:name="T280" style:family="text">
      <style:text-properties officeooo:rsid="004a78a6"/>
    </style:style>
    <style:style style:name="T281" style:family="text">
      <style:text-properties officeooo:rsid="004b5574"/>
    </style:style>
    <style:style style:name="T282" style:family="text">
      <style:text-properties officeooo:rsid="004e68bd"/>
    </style:style>
    <style:style style:name="T283" style:family="text">
      <style:text-properties officeooo:rsid="004f4fd7"/>
    </style:style>
    <style:style style:name="T284" style:family="text">
      <style:text-properties officeooo:rsid="004f7ac0"/>
    </style:style>
    <style:style style:name="T285" style:family="text">
      <style:text-properties officeooo:rsid="004ffb0c"/>
    </style:style>
    <style:style style:name="T286" style:family="text">
      <style:text-properties officeooo:rsid="00509422"/>
    </style:style>
    <style:style style:name="T28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8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8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90" style:family="text">
      <style:text-properties style:font-name="Futura Std Condensed Light1" fo:font-size="18pt" style:font-size-asian="18pt" style:font-size-complex="18pt"/>
    </style:style>
    <style:style style:name="T291" style:family="text">
      <style:text-properties officeooo:rsid="005170e5"/>
    </style:style>
    <style:style style:name="T292" style:family="text">
      <style:text-properties fo:color="#3465a4" loext:opacity="100%"/>
    </style:style>
    <style:style style:name="T293" style:family="text">
      <style:text-properties fo:color="#3465a4" loext:opacity="100%" style:font-name="Futura Std Condensed" officeooo:rsid="0057759a"/>
    </style:style>
    <style:style style:name="T294" style:family="text">
      <style:text-properties fo:color="#3465a4" loext:opacity="100%" style:font-name="Futura Std Condensed" officeooo:rsid="00de2205"/>
    </style:style>
    <style:style style:name="T295" style:family="text">
      <style:text-properties fo:color="#3465a4" loext:opacity="100%" style:font-name="Futura Std Condensed" style:text-underline-style="none" officeooo:rsid="00ebffaf"/>
    </style:style>
    <style:style style:name="T296" style:family="text">
      <style:text-properties fo:color="#3465a4" loext:opacity="100%" style:font-name="Futura Std Condensed" style:text-underline-style="none" officeooo:rsid="00ef6c52"/>
    </style:style>
    <style:style style:name="T297" style:family="text">
      <style:text-properties fo:color="#3465a4" loext:opacity="100%" officeooo:rsid="00d46de4"/>
    </style:style>
    <style:style style:name="T298" style:family="text">
      <style:text-properties fo:color="#3465a4" loext:opacity="100%" officeooo:rsid="00d87f02"/>
    </style:style>
    <style:style style:name="T299" style:family="text">
      <style:text-properties fo:color="#3465a4" loext:opacity="100%" officeooo:rsid="0102d0e2"/>
    </style:style>
    <style:style style:name="T300" style:family="text">
      <style:text-properties officeooo:rsid="00530c9e"/>
    </style:style>
    <style:style style:name="T301" style:family="text">
      <style:text-properties officeooo:rsid="005a3f3b"/>
    </style:style>
    <style:style style:name="T302" style:family="text">
      <style:text-properties officeooo:rsid="005ad40e"/>
    </style:style>
    <style:style style:name="T303" style:family="text">
      <style:text-properties officeooo:rsid="005b5999"/>
    </style:style>
    <style:style style:name="T304" style:family="text">
      <style:text-properties officeooo:rsid="005c7fa8"/>
    </style:style>
    <style:style style:name="T305" style:family="text">
      <style:text-properties officeooo:rsid="0058a901"/>
    </style:style>
    <style:style style:name="T306" style:family="text">
      <style:text-properties officeooo:rsid="005d8a45"/>
    </style:style>
    <style:style style:name="T307" style:family="text">
      <style:text-properties officeooo:rsid="00608b0f"/>
    </style:style>
    <style:style style:name="T308" style:family="text">
      <style:text-properties fo:font-size="16pt" style:text-underline-style="none" style:font-size-asian="16pt" style:font-size-complex="16pt"/>
    </style:style>
    <style:style style:name="T309" style:family="text">
      <style:text-properties fo:font-size="16pt" style:text-underline-style="none" officeooo:rsid="00c56511" style:font-size-asian="16pt" style:font-size-complex="16pt"/>
    </style:style>
    <style:style style:name="T310" style:family="text">
      <style:text-properties officeooo:rsid="006ff937"/>
    </style:style>
    <style:style style:name="T311" style:family="text">
      <style:text-properties style:font-name="Futura Std Condensed Light" fo:font-size="18pt" style:font-size-asian="18pt" style:font-size-complex="18pt"/>
    </style:style>
    <style:style style:name="T312" style:family="text">
      <style:text-properties style:font-name="Futura Std Condensed Light" fo:font-size="18pt" officeooo:rsid="0071cc19" style:font-size-asian="18pt" style:font-size-complex="18pt"/>
    </style:style>
    <style:style style:name="T313" style:family="text">
      <style:text-properties officeooo:rsid="00757a7e"/>
    </style:style>
    <style:style style:name="T314" style:family="text">
      <style:text-properties officeooo:rsid="007cce26"/>
    </style:style>
    <style:style style:name="T315" style:family="text">
      <style:text-properties officeooo:rsid="007dbde0"/>
    </style:style>
    <style:style style:name="T316" style:family="text">
      <style:text-properties officeooo:rsid="007f1654"/>
    </style:style>
    <style:style style:name="T317" style:family="text">
      <style:text-properties officeooo:rsid="00811ecb"/>
    </style:style>
    <style:style style:name="T318" style:family="text">
      <style:text-properties officeooo:rsid="0081581d"/>
    </style:style>
    <style:style style:name="T319" style:family="text">
      <style:text-properties officeooo:rsid="0089ae28"/>
    </style:style>
    <style:style style:name="T320" style:family="text">
      <style:text-properties officeooo:rsid="008b52c7"/>
    </style:style>
    <style:style style:name="T321" style:family="text">
      <style:text-properties officeooo:rsid="008bfe80"/>
    </style:style>
    <style:style style:name="T322" style:family="text">
      <style:text-properties officeooo:rsid="009437be"/>
    </style:style>
    <style:style style:name="T323" style:family="text">
      <style:text-properties officeooo:rsid="0096314b"/>
    </style:style>
    <style:style style:name="T324" style:family="text">
      <style:text-properties fo:color="#00a933" loext:opacity="100%" style:text-underline-style="solid" style:text-underline-width="auto" style:text-underline-color="font-color" officeooo:rsid="001a20db"/>
    </style:style>
    <style:style style:name="T325" style:family="text">
      <style:text-properties fo:color="#00a933" loext:opacity="100%" style:text-underline-style="solid" style:text-underline-width="auto" style:text-underline-color="font-color" officeooo:rsid="0089ae28"/>
    </style:style>
    <style:style style:name="T326" style:family="text">
      <style:text-properties fo:color="#00a933" loext:opacity="100%" style:text-underline-style="solid" style:text-underline-width="auto" style:text-underline-color="font-color" officeooo:rsid="008b52c7"/>
    </style:style>
    <style:style style:name="T327" style:family="text">
      <style:text-properties fo:color="#00a933" loext:opacity="100%" style:text-underline-style="solid" style:text-underline-width="auto" style:text-underline-color="font-color" officeooo:rsid="0018c4ea"/>
    </style:style>
    <style:style style:name="T328" style:family="text">
      <style:text-properties fo:color="#00a933" loext:opacity="100%" style:text-underline-style="solid" style:text-underline-width="auto" style:text-underline-color="font-color" officeooo:rsid="001362f7"/>
    </style:style>
    <style:style style:name="T329" style:family="text">
      <style:text-properties fo:color="#00a933" loext:opacity="100%" style:text-underline-style="solid" style:text-underline-width="auto" style:text-underline-color="font-color" officeooo:rsid="00c58f5c"/>
    </style:style>
    <style:style style:name="T330" style:family="text">
      <style:text-properties fo:color="#00a933" loext:opacity="100%" style:text-underline-style="solid" style:text-underline-width="auto" style:text-underline-color="font-color" officeooo:rsid="00ca4724"/>
    </style:style>
    <style:style style:name="T331" style:family="text">
      <style:text-properties fo:color="#00a933" loext:opacity="100%" officeooo:rsid="0089ae28"/>
    </style:style>
    <style:style style:name="T332" style:family="text">
      <style:text-properties fo:color="#00a933" loext:opacity="100%" officeooo:rsid="00d87f02"/>
    </style:style>
    <style:style style:name="T333" style:family="text">
      <style:text-properties fo:color="#00a933" loext:opacity="100%" officeooo:rsid="00ef6c52"/>
    </style:style>
    <style:style style:name="T334" style:family="text">
      <style:text-properties officeooo:rsid="0098f5b4"/>
    </style:style>
    <style:style style:name="T335" style:family="text">
      <style:text-properties officeooo:rsid="0099caad"/>
    </style:style>
    <style:style style:name="T336" style:family="text">
      <style:text-properties officeooo:rsid="00a0f062"/>
    </style:style>
    <style:style style:name="T337" style:family="text">
      <style:text-properties fo:color="#158466" loext:opacity="100%"/>
    </style:style>
    <style:style style:name="T338" style:family="text">
      <style:text-properties fo:color="#158466" loext:opacity="100%" officeooo:rsid="00ae7c16"/>
    </style:style>
    <style:style style:name="T339" style:family="text">
      <style:text-properties fo:color="#158466" loext:opacity="100%" style:font-name="Futura Std Condensed" officeooo:rsid="00b3984f"/>
    </style:style>
    <style:style style:name="T340" style:family="text">
      <style:text-properties officeooo:rsid="00b8d8fd"/>
    </style:style>
    <style:style style:name="T341" style:family="text">
      <style:text-properties fo:color="#808080" loext:opacity="100%" officeooo:rsid="00a7cb89"/>
    </style:style>
    <style:style style:name="T342" style:family="text">
      <style:text-properties fo:color="#808080" loext:opacity="100%" style:font-name="Futura Std Condensed" officeooo:rsid="00a46215"/>
    </style:style>
    <style:style style:name="T343" style:family="text">
      <style:text-properties fo:color="#808080" loext:opacity="100%" officeooo:rsid="00a46215"/>
    </style:style>
    <style:style style:name="T344" style:family="text">
      <style:text-properties fo:color="#808080" loext:opacity="100%" fo:font-weight="bold" officeooo:rsid="00a46215" style:font-weight-asian="bold" style:font-weight-complex="bold"/>
    </style:style>
    <style:style style:name="T345" style:family="text">
      <style:text-properties fo:color="#808080" loext:opacity="100%" officeooo:rsid="00dcc94b"/>
    </style:style>
    <style:style style:name="T346" style:family="text">
      <style:text-properties fo:color="#808080" loext:opacity="100%" officeooo:rsid="00e9a091"/>
    </style:style>
    <style:style style:name="T347" style:family="text">
      <style:text-properties officeooo:rsid="00c28cba"/>
    </style:style>
    <style:style style:name="T348" style:family="text">
      <style:text-properties officeooo:rsid="00c58f5c"/>
    </style:style>
    <style:style style:name="T349" style:family="text">
      <style:text-properties officeooo:rsid="00c8a72c"/>
    </style:style>
    <style:style style:name="T350" style:family="text">
      <style:text-properties officeooo:rsid="00ca4724"/>
    </style:style>
    <style:style style:name="T351" style:family="text">
      <style:text-properties officeooo:rsid="00cb7f5f"/>
    </style:style>
    <style:style style:name="T352" style:family="text">
      <style:text-properties officeooo:rsid="00d287be"/>
    </style:style>
    <style:style style:name="T353" style:family="text">
      <style:text-properties officeooo:rsid="00d67541"/>
    </style:style>
    <style:style style:name="T354" style:family="text">
      <style:text-properties officeooo:rsid="00d87f02"/>
    </style:style>
    <style:style style:name="T355" style:family="text">
      <style:text-properties fo:font-size="18pt" officeooo:rsid="00c56511" style:font-size-asian="18pt" style:font-size-complex="18pt"/>
    </style:style>
    <style:style style:name="T356" style:family="text">
      <style:text-properties fo:font-size="18pt" officeooo:rsid="00c84595" style:font-size-asian="18pt" style:font-size-complex="18pt"/>
    </style:style>
    <style:style style:name="T357" style:family="text">
      <style:text-properties fo:font-size="18pt" officeooo:rsid="00c28cba" style:font-size-asian="18pt" style:font-size-complex="18pt"/>
    </style:style>
    <style:style style:name="T358" style:family="text">
      <style:text-properties fo:font-size="18pt" officeooo:rsid="00c3b924" style:font-size-asian="18pt" style:font-size-complex="18pt"/>
    </style:style>
    <style:style style:name="T359" style:family="text">
      <style:text-properties officeooo:rsid="007b6d21"/>
    </style:style>
    <style:style style:name="T360" style:family="text">
      <style:text-properties officeooo:rsid="00dcc94b"/>
    </style:style>
    <style:style style:name="T361" style:family="text">
      <style:text-properties officeooo:rsid="00e112ed"/>
    </style:style>
    <style:style style:name="T362" style:family="text">
      <style:text-properties officeooo:rsid="00e2218e"/>
    </style:style>
    <style:style style:name="T363" style:family="text">
      <style:text-properties officeooo:rsid="00e4b10a"/>
    </style:style>
    <style:style style:name="T364" style:family="text">
      <style:text-properties officeooo:rsid="00e707e0"/>
    </style:style>
    <style:style style:name="T365" style:family="text">
      <style:text-properties officeooo:rsid="00e86cd5"/>
    </style:style>
    <style:style style:name="T366" style:family="text">
      <style:text-properties officeooo:rsid="00e9a091"/>
    </style:style>
    <style:style style:name="T367" style:family="text">
      <style:text-properties officeooo:rsid="00ebffaf"/>
    </style:style>
    <style:style style:name="T368" style:family="text">
      <style:text-properties officeooo:rsid="00f77c78"/>
    </style:style>
    <style:style style:name="T369" style:family="text">
      <style:text-properties officeooo:rsid="00fa6c72"/>
    </style:style>
    <style:style style:name="T370" style:family="text">
      <style:text-properties officeooo:rsid="0102d0e2"/>
    </style:style>
    <style:style style:name="T371" style:family="text">
      <style:text-properties officeooo:rsid="01060e74"/>
    </style:style>
    <style:style style:name="T372" style:family="text">
      <style:text-properties style:font-name="Futura Std Condensed " officeooo:rsid="00e112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84">P</text:span><text:span text:style-name="T4">eaceful Alien</text:span> <text:span text:style-name="T334">l</text:span>and<text:span text:style-name="T3">s</text:span> in a Kindergarten. Kids are coming from everywhere. More and more. They tend to surround the <text:span text:style-name="T3">Alien</text:span> <text:span text:style-name="T282">a</text:span><text:span text:style-name="T4">nd they want “blood”! </text:span><text:span text:style-name="T354">The </text:span><text:span text:style-name="T262">Alien</text:span> has to avoid <text:span text:style-name="T1">kids</text:span> in order to survive. Everything’s seen through a surveillance<text:span text:style-name="T262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48">The game will be a</text:span><text:span text:style-name="T20"> </text:span><text:span text:style-name="T23">Top Down Shooter</text:span><text:span text:style-name="T144"> in </text:span><text:span text:style-name="T20">2D pixel art</text:span><text:span text:style-name="T248"> </text:span><text:span text:style-name="T258">style</text:span><text:span text:style-name="T248">.</text:span></text:p>
      <text:p text:style-name="P22"/>
      <text:p text:style-name="P22"><text:tab/>The game will<text:span text:style-name="T228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70">.</text:span></text:p>
      <text:p text:style-name="P22"/>
      <text:p text:style-name="P26"><text:tab/><text:span text:style-name="T35">1 difficulty level</text:span><text:span text:style-name="T170">.</text:span></text:p>
      <text:p text:style-name="P34"/>
      <text:p text:style-name="P34"><text:tab/><text:span text:style-name="T248">One</text:span> game last<text:span text:style-name="T256">s</text:span> <text:span text:style-name="T228">up to</text:span> <text:span text:style-name="T13">1 minute</text:span> (or a bit more <text:span text:style-name="T228">with luck as player will become “blind” at some point</text:span>). <text:span text:style-name="T285">Well. As long as the Alien can survive, the game isn’t over but considering that </text:span><text:span text:style-name="T301">after </text:span><text:span text:style-name="T285">about 1 minute the screen </text:span><text:span text:style-name="T322">gets</text:span><text:span text:style-name="T285"> black, I don’t think the game will last very long </text:span><text:span text:style-name="T322">after that</text:span><text:span text:style-name="T285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26">.</text:span><text:span text:style-name="T265"> </text:span><text:span text:style-name="T277">We’ll give the length of the game but</text:span><text:span text:style-name="T211"> </text:span><text:span text:style-name="T212">(</text:span><text:span text:style-name="T211">if it doesn’t break the record, then</text:span><text:span text:style-name="T212">)</text:span><text:span text:style-name="T211"> </text:span><text:span text:style-name="T277">“</text:span><text:span text:style-name="T276">it’ll be lost for ever like tears in the rain!</text:span><text:span text:style-name="T277">” </text:span><text:span text:style-name="T298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28">: no bonus, </text:span><text:span text:style-name="T282">no health, </text:span><text:span text:style-name="T228">no money, no points, </text:span><text:span text:style-name="T248">no weapon, no armor, </text:span><text:span text:style-name="T228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5"><text:tab/></text:span><text:span text:style-name="T72">The Alien is invulnerable for the first </text:span><text:span text:style-name="T96">2</text:span><text:span text:style-name="T72"> seconds </text:span><text:span text:style-name="T80">of the game (</text:span><text:span text:style-name="T96">and/or after using Second Life talent</text:span><text:span text:style-name="T80">) “</text:span><text:span text:style-name="T96">flashing” </text:span><text:span text:style-name="T100">transparent</text:span><text:span text:style-name="T72">!</text:span></text:p>
      <text:p text:style-name="P23"><text:span text:style-name="T72"><text:tab/></text:span><text:span text:style-name="T96">While invulnerable, the alien can’t use his talent...</text:span></text:p>
      <text:p text:style-name="P95"><text:span text:style-name="T336">The </text:span>Alien</text:p>
      <text:p text:style-name="P96"/>
      <text:p text:style-name="P50"><text:span text:style-name="T322">The</text:span> <text:span text:style-name="T322">A</text:span>lien<text:span text:style-name="T322">s</text:span> <text:span text:style-name="T322">have</text:span> <text:span text:style-name="T301">female </text:span>German old fashioned name<text:span text:style-name="T322">s</text:span>: <text:span text:style-name="T322">the player’s Alien is called </text:span><text:span text:style-name="T80">Brünhild</text:span><text:span text:style-name="T322">, the other one at the teleportation desk is called </text:span><text:span text:style-name="T80">Gudrun</text:span><text:span text:style-name="T213"> </text:span><text:span text:style-name="T218">and the Great Tependicular’s name is </text:span><text:span text:style-name="T103">Hildegard</text:span>!</text:p>
      <text:p text:style-name="P35"/>
      <text:p text:style-name="P103"><text:span text:style-name="T147">The </text:span><text:span text:style-name="T156">A</text:span><text:span text:style-name="T146">lien </text:span><text:span text:style-name="T155">has</text:span><text:span text:style-name="T274"> 1000 hit points (HP)</text:span><text:span text:style-name="T146">.</text:span></text:p>
      <text:p text:style-name="P37"/>
      <text:p text:style-name="P43"><text:tab/><text:span text:style-name="T322">The</text:span><text:span text:style-name="T259"> Alien has</text:span><text:span text:style-name="T4"> </text:span><text:span text:style-name="T14">1</text:span><text:span text:style-name="T13"> defensive </text:span><text:span text:style-name="T20">skill</text:span><text:span text:style-name="T143"> </text:span><text:span text:style-name="T200">to choose </text:span><text:span text:style-name="T217">(</text:span><text:span text:style-name="T294">*: visible in the “demo”</text:span><text:span text:style-name="T295"> / </text:span><text:span text:style-name="T296">**: nothing needed</text:span><text:span text:style-name="T217">)</text:span>:</text:p>
      <text:p text:style-name="P37"/>
      <text:p text:style-name="P39"><text:tab/>- <text:span text:style-name="T13">Random teleportation</text:span><text:span text:style-name="T294">*</text:span><text:span text:style-name="T184"> </text:span><text:span text:style-name="T191">(</text:span><text:span text:style-name="T326">cooldown: </text:span><text:span text:style-name="T330">10</text:span><text:span text:style-name="T326"> seconds</text:span><text:span text:style-name="T191">). </text:span><text:span text:style-name="T215">Available teleportation points are defined in the Background.tscn.</text:span></text:p>
      <text:p text:style-name="P42"><text:tab/>- <text:span text:style-name="T13">Dash</text:span><text:span text:style-name="T294">*</text:span> <text:span text:style-name="T2">(</text:span><text:span text:style-name="T231">pass through </text:span><text:span text:style-name="T229">kids and attacks</text:span><text:span text:style-name="T192"> – </text:span><text:span text:style-name="T326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94">*</text:span><text:span text:style-name="T124"> </text:span><text:span text:style-name="T125">(repulsive effect </text:span><text:span text:style-name="T126">only on kids </text:span><text:span text:style-name="T124">–</text:span><text:span text:style-name="T126"> </text:span><text:span text:style-name="T128">not the </text:span><text:span text:style-name="T142">ranged </text:span><text:span text:style-name="T128">attacks</text:span><text:span text:style-name="T192"> – </text:span><text:span text:style-name="T326">cooldown: 10 seconds</text:span><text:span text:style-name="T125">).</text:span></text:p>
      <text:p text:style-name="P42"><text:tab/>- <text:span text:style-name="T13">Freezing </text:span><text:span text:style-name="T16">“</text:span><text:span text:style-name="T60">shock wave”</text:span><text:span text:style-name="T294">*</text:span><text:span text:style-name="T17"> </text:span><text:span text:style-name="T125">(</text:span><text:span text:style-name="T136">Freezes nearby enemies for </text:span><text:span text:style-name="T137">4</text:span><text:span text:style-name="T136"> seconds</text:span><text:span text:style-name="T192"> </text:span><text:span text:style-name="T193">–</text:span><text:span text:style-name="T192"> </text:span><text:span text:style-name="T128">not the </text:span><text:span text:style-name="T142">ranged attacks</text:span><text:span text:style-name="T192"> – </text:span><text:span text:style-name="T326">cooldown: 15 seconds</text:span><text:span text:style-name="T125">).</text:span></text:p>
      <text:p text:style-name="P44"><text:tab/>- <text:span text:style-name="T18">Quick r</text:span><text:span text:style-name="T17">unner</text:span><text:span text:style-name="T296">**</text:span><text:span text:style-name="T17"> </text:span><text:span text:style-name="T125">(</text:span><text:span text:style-name="T204">runs</text:span><text:span text:style-name="T190"> 2</text:span><text:span text:style-name="T199">0</text:span><text:span text:style-name="T190">% faster – </text:span><text:span text:style-name="T328">permanent</text:span><text:span text:style-name="T125">). </text:span><text:span text:style-name="T141">It means </text:span><text:span text:style-name="T47">increasing fps</text:span><text:span text:style-name="T141"> or </text:span><text:span text:style-name="T47">m/s</text:span><text:span text:style-name="T141">.</text:span></text:p>
      <text:p text:style-name="P42"><text:tab/>- <text:span text:style-name="T15">Force </text:span><text:span text:style-name="T60">f</text:span><text:span text:style-name="T15">ield</text:span><text:span text:style-name="T294">*</text:span><text:span text:style-name="T124"> </text:span><text:span text:style-name="T125">(repulsive effect </text:span><text:span text:style-name="T189">for </text:span><text:span text:style-name="T190">6</text:span><text:span text:style-name="T189"> seconds</text:span><text:span text:style-name="T126"> on </text:span><text:span text:style-name="T140">ranged attacks</text:span><text:span text:style-name="T192"> – </text:span><text:span text:style-name="T326">cooldown: 10 seconds</text:span><text:span text:style-name="T125">).</text:span></text:p>
      <text:p text:style-name="P42"><text:tab/>- <text:span text:style-name="T15">Time stop</text:span><text:span text:style-name="T294">*</text:span><text:span text:style-name="T15"> </text:span><text:span text:style-name="T125">(affects </text:span><text:span text:style-name="T136">everything </text:span><text:span text:style-name="T209">(except </text:span><text:span text:style-name="T210">the Alien</text:span><text:span text:style-name="T209">)</text:span><text:span text:style-name="T136"> for 3 seconds</text:span><text:span text:style-name="T192"> – </text:span><text:span text:style-name="T326">cooldown: 20 seconds</text:span><text:span text:style-name="T126">).</text:span></text:p>
      <text:p text:style-name="P43"><text:tab/>- <text:span text:style-name="T18">Mirror images</text:span><text:span text:style-name="T294">*</text:span><text:span text:style-name="T122"> (</text:span><text:span text:style-name="T237">3</text:span><text:span text:style-name="T230"> </text:span><text:span text:style-name="T238">i</text:span><text:span text:style-name="T237">nvulnerable </text:span><text:span text:style-name="T235">copies </text:span><text:span text:style-name="T238">of the Alien</text:span><text:span text:style-name="T122"> </text:span><text:span text:style-name="T350">appear (“flashing” </text:span><text:span text:style-name="T362">transparent</text:span><text:span text:style-name="T350"> for 1 frame) and </text:span><text:span text:style-name="T122">start </text:span><text:span text:style-name="T321">running</text:span><text:span text:style-name="T122"> in random directions from the player attracting closest kids for </text:span><text:span text:style-name="T234">3</text:span><text:span text:style-name="T230"> seconds</text:span><text:span text:style-name="T246"> </text:span><text:span text:style-name="T247">then disappear</text:span><text:span text:style-name="T192"> </text:span><text:span text:style-name="T195">(“flashing” </text:span><text:span text:style-name="T196">transparent</text:span><text:span text:style-name="T195"> for 1 frame) </text:span><text:span text:style-name="T192">– </text:span><text:span text:style-name="T326">cooldown: 1</text:span><text:span text:style-name="T329">5</text:span><text:span text:style-name="T326"> seconds</text:span><text:span text:style-name="T122">).</text:span></text:p>
      <text:p text:style-name="P44"><text:tab/>- <text:span text:style-name="T24">Dodger</text:span><text:span text:style-name="T296">**</text:span><text:span text:style-name="T252"> (hit box </text:span><text:span text:style-name="T283">size </text:span><text:span text:style-name="T252">reduced</text:span><text:span text:style-name="T125"> </text:span><text:span text:style-name="T190">by 2</text:span><text:span text:style-name="T199">0</text:span><text:span text:style-name="T190">% </text:span><text:span text:style-name="T125">– </text:span><text:span text:style-name="T327">permanent</text:span><text:span text:style-name="T252">).</text:span></text:p>
      <text:p text:style-name="P42"><text:tab/>- <text:span text:style-name="T24">Invisible</text:span><text:span text:style-name="T294">*</text:span><text:span text:style-name="T252"> (makes </text:span><text:span text:style-name="T232">enemies go away </text:span><text:span text:style-name="T236">as if the Alien wasn’t here</text:span><text:span text:style-name="T252"> for </text:span><text:span text:style-name="T348">4</text:span><text:span text:style-name="T252"> seconds</text:span><text:span text:style-name="T192"> – </text:span><text:span text:style-name="T326">cooldown: </text:span><text:span text:style-name="T329">20</text:span><text:span text:style-name="T326"> seconds</text:span><text:span text:style-name="T252">).</text:span></text:p>
      <text:p text:style-name="P42"><text:tab/>- <text:span text:style-name="T24">Shield</text:span><text:span text:style-name="T294">*</text:span><text:span text:style-name="T252"> (</text:span><text:span text:style-name="T233">invulnerable to </text:span><text:span text:style-name="T239">hand-to-hand</text:span><text:span text:style-name="T236"> </text:span><text:span text:style-name="T233">attack</text:span><text:span text:style-name="T239">s</text:span><text:span text:style-name="T236"> for </text:span><text:span text:style-name="T240">3</text:span><text:span text:style-name="T236"> seconds</text:span><text:span text:style-name="T192"> – </text:span><text:span text:style-name="T326">cooldown: 10 seconds</text:span><text:span text:style-name="T252">).</text:span></text:p>
      <text:p text:style-name="P51"><text:tab/>- <text:span text:style-name="T13">Second life</text:span><text:span text:style-name="T296">**</text:span> (restart with <text:span text:style-name="T323">300 HP</text:span> from where the <text:span text:style-name="T350">Alien</text:span><text:span text:style-name="T314"> died – </text:span><text:span text:style-name="T331">only 1 time</text:span>). <text:span text:style-name="T354">No teleportation at the restart. The enemies resume doing their things. The alien stays dead for 2 seconds then revive “flashing” </text:span><text:span text:style-name="T362">transparent</text:span><text:span text:style-name="T354"> for 1 frame.</text:span></text:p>
      <text:p text:style-name="P44"><text:tab/>- <text:span text:style-name="T24">Healthy</text:span><text:span text:style-name="T296">**</text:span><text:span text:style-name="T252"> (</text:span><text:span text:style-name="T283">2</text:span><text:span text:style-name="T320">0</text:span><text:span text:style-name="T283">% </text:span><text:span text:style-name="T252">more hit points – </text:span><text:span text:style-name="T325">permanent</text:span><text:span text:style-name="T252">).</text:span></text:p>
      <text:p text:style-name="P44"><text:tab/>- <text:span text:style-name="T25">Regeneration</text:span><text:span text:style-name="T296">**</text:span><text:span text:style-name="T253"> (</text:span><text:span text:style-name="T323">5</text:span><text:span text:style-name="T319"> hp per second – </text:span><text:span text:style-name="T324">permanent</text:span><text:span text:style-name="T253">).</text:span></text:p>
      <text:p text:style-name="P44"><text:tab/>- <text:span text:style-name="T26">Hand to hand </text:span><text:span text:style-name="T76">specialist</text:span><text:span text:style-name="T296">**</text:span><text:span text:style-name="T254"> (50% damage from short range but 200% damage from long range – </text:span><text:span text:style-name="T325">permanent</text:span><text:span text:style-name="T254">).</text:span></text:p>
      <text:p text:style-name="P44"><text:tab/>- <text:span text:style-name="T26">Ranged </text:span><text:span text:style-name="T33">fighting </text:span><text:span text:style-name="T76">expert</text:span><text:span text:style-name="T296">**</text:span><text:span text:style-name="T254"> (50% damage from long range but 200% damage from short range – </text:span><text:span text:style-name="T325">permanent</text:span><text:span text:style-name="T254">).</text:span></text:p>
      <text:p text:style-name="P44"><text:tab/>- <text:span text:style-name="T7">None!</text:span><text:span text:style-name="T296">**</text:span><text:span text:style-name="T7"> </text:span><text:span text:style-name="T200">(</text:span><text:span text:style-name="T332">permanen</text:span><text:span text:style-name="T333">t!</text:span><text:span text:style-name="T200">)</text:span></text:p>
      <text:p text:style-name="P43"><text:soft-page-break/><text:span text:style-name="T359"><text:tab/>- </text:span><text:span text:style-name="T99">Der Techniker</text:span><text:span text:style-name="T294">*</text:span><text:span text:style-name="T359"> (</text:span><text:span text:style-name="T360">hidden talent to unlock (</text:span><text:span text:style-name="T345">see condition </text:span><text:span text:style-name="T346">at the end</text:span><text:span text:style-name="T360">)</text:span><text:span text:style-name="T314"> – </text:span><text:span text:style-name="T331">only 1 time</text:span><text:span text:style-name="T359">).</text:span><text:span text:style-name="T354"> </text:span><text:span text:style-name="T360">Resets the game overlay shader values </text:span><text:span text:style-name="T367">(and restart its animation!)</text:span><text:span text:style-name="T354">. </text:span><text:span text:style-name="T366">This allows a longer game leading to more kids…</text:span></text:p>
      <text:p text:style-name="P112"><text:span text:style-name="T359"><text:tab/>- </text:span><text:span text:style-name="T107">Zufällig...</text:span><text:span text:style-name="T294">**</text:span><text:span text:style-name="T359"> (</text:span><text:span text:style-name="T360">hidden talent to unlock (</text:span><text:span text:style-name="T345">see condition </text:span><text:span text:style-name="T346">at the end</text:span><text:span text:style-name="T360">)</text:span><text:span text:style-name="T314"> – </text:span><text:span text:style-name="T331">only 1 time</text:span><text:span text:style-name="T359">).</text:span><text:span text:style-name="T354"> </text:span><text:span text:style-name="T371">A random talent is selected at game launch</text:span><text:span text:style-name="T366">…</text:span></text:p>
      <text:p text:style-name="P41"/>
      <text:p text:style-name="P42"><text:span text:style-name="T200"><text:tab/></text:span><text:span text:style-name="T215">Shaders are </text:span><text:span text:style-name="T98">never</text:span><text:span text:style-name="T215"> affected by talents </text:span><text:span text:style-name="T216">(except for </text:span><text:span text:style-name="T217">Der Techniker</text:span><text:span text:style-name="T216">)</text:span><text:span text:style-name="T215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78"> </text:span><text:span text:style-name="T176">(red means not ready)</text:span><text:span text:style-name="T255">.</text:span></text:p>
      <text:p text:style-name="P40"><text:tab/><text:span text:style-name="T62">No HP shown on screen </text:span><text:span text:style-name="T266">(</text:span><text:span text:style-name="T267">we’ll eventually show that also with the outline turning blue</text:span><text:span text:style-name="T266">)</text:span><text:span text:style-name="T300">.</text:span></text:p>
      <text:p text:style-name="P40"><text:tab/><text:span text:style-name="T101">When hit, the Alien flashes white </text:span><text:span text:style-name="T95">for 1 frame</text:span><text:span text:style-name="T101">.</text:span></text:p>
      <text:p text:style-name="P33"><text:tab/><text:span text:style-name="T6">Each</text:span> <text:span text:style-name="T31">skill</text:span><text:span text:style-name="T13"> has </text:span><text:span text:style-name="T54">its own</text:span><text:span text:style-name="T13"> cooldown</text:span> (<text:span text:style-name="T228">duration</text:span> depending on the <text:span text:style-name="T248">skill </text:span><text:span text:style-name="T354">as seen above</text:span>).</text:p>
      <text:p text:style-name="P37"/>
      <text:p text:style-name="P110"/>
      <text:p text:style-name="P4">Enemies</text:p>
      <text:p text:style-name="P53"/>
      <text:p text:style-name="P53">- <text:span text:style-name="T21">Throwing </text:span><text:span text:style-name="T27">B</text:span><text:span text:style-name="T21">ooger </text:span><text:span text:style-name="T27">K</text:span><text:span text:style-name="T21">ids</text:span><text:span text:style-name="T249"> (</text:span><text:span text:style-name="T274">slow </text:span><text:span text:style-name="T249">medium ranged explosives </text:span><text:span text:style-name="T255">with small effect area</text:span><text:span text:style-name="T249">):</text:span></text:p>
      <text:p text:style-name="P53"><text:tab/><text:span text:style-name="T274">Alien loses </text:span><text:span text:style-name="T64">1</text:span><text:span text:style-name="T33">00 </text:span><text:span text:style-name="T53">HP</text:span><text:span text:style-name="T274"> when hit. </text:span><text:span text:style-name="T243">Only deals damage after exploding on the ground!</text:span></text:p>
      <text:p text:style-name="P53"/>
      <text:p text:style-name="P53">- <text:span text:style-name="T21">Spitting </text:span><text:span text:style-name="T27">K</text:span><text:span text:style-name="T21">ids</text:span><text:span text:style-name="T249"> (</text:span><text:span text:style-name="T274">quick s</text:span><text:span text:style-name="T271">hort </text:span><text:span text:style-name="T249">ranged </text:span><text:span text:style-name="T335">projectile</text:span><text:span text:style-name="T249">).</text:span></text:p>
      <text:p text:style-name="P54"><text:tab/><text:span text:style-name="T274">Alien loses </text:span><text:span text:style-name="T64">5</text:span><text:span text:style-name="T58">0</text:span><text:span text:style-name="T33"> </text:span><text:span text:style-name="T53">HP</text:span><text:span text:style-name="T274"> when hit. </text:span><text:span text:style-name="T362">Disappear before hitting ground (at the end of the animation).</text:span></text:p>
      <text:p text:style-name="P54"/>
      <text:p text:style-name="P53">- <text:span text:style-name="T21">Kids </text:span><text:span text:style-name="T27">W</text:span><text:span text:style-name="T21">ith </text:span><text:span text:style-name="T27">S</text:span><text:span text:style-name="T21">ticks</text:span><text:span text:style-name="T249"> (</text:span><text:span text:style-name="T274">very quick </text:span><text:span text:style-name="T263">hand to hand</text:span><text:span text:style-name="T249"> attack).</text:span></text:p>
      <text:p text:style-name="P54"><text:tab/><text:span text:style-name="T274">Alien loses </text:span><text:span text:style-name="T64">25</text:span><text:span text:style-name="T33"> </text:span><text:span text:style-name="T53">HP</text:span><text:span text:style-name="T274"> when hit.</text:span></text:p>
      <text:p text:style-name="P54"/>
      <text:p text:style-name="P55">- <text:span text:style-name="T60">Crying </text:span><text:span text:style-name="T28">Kids</text:span><text:span text:style-name="T257"> </text:span><text:span text:style-name="T286">run randomly then stop to cry</text:span><text:span text:style-name="T257">. </text:span><text:span text:style-name="T286">If the Alien is close enough, </text:span><text:span text:style-name="T354">that kid will try to </text:span><text:span text:style-name="T286">kick him. </text:span><text:span text:style-name="T354">Then r</text:span><text:span text:style-name="T291">esume </text:span><text:span text:style-name="T354">his </text:span><text:span text:style-name="T291">routine.</text:span></text:p>
      <text:p text:style-name="P55"><text:tab/><text:span text:style-name="T274">Alien loses </text:span><text:span text:style-name="T64">75</text:span><text:span text:style-name="T33"> </text:span><text:span text:style-name="T53">HP</text:span><text:span text:style-name="T274"> </text:span><text:span text:style-name="T291">when hit</text:span><text:span text:style-name="T275">.</text:span></text:p>
      <text:p text:style-name="P54"/>
      <text:p text:style-name="P53">- <text:span text:style-name="T27">Vomiting </text:span><text:span text:style-name="T28">K</text:span><text:span text:style-name="T27">ids</text:span><text:span text:style-name="T255"> (</text:span><text:span text:style-name="T274">slow </text:span><text:span text:style-name="T255">long range attacks with large effect area). </text:span><text:span text:style-name="T291">Wandering, then vomiting somewhere there’</text:span><text:span text:style-name="T354">s enough</text:span><text:span text:style-name="T291"> space for the puddle, then resuming… The vomit puddle generate an area that everybody’s running away from.</text:span></text:p>
      <text:p text:style-name="P55"><text:tab/><text:span text:style-name="T274">Alien loses </text:span><text:span text:style-name="T33">5</text:span><text:span text:style-name="T58">0</text:span><text:span text:style-name="T33"> </text:span><text:span text:style-name="T53">HP per second</text:span><text:span text:style-name="T274"> when walking in the vomit puddle until exiting it. </text:span><text:span text:style-name="T275">He also takes decreasing damage</text:span><text:span text:style-name="T291"> </text:span><text:span text:style-name="T275">for up to 2 seconds </text:span><text:span text:style-name="T291">(</text:span><text:span text:style-name="T97">35</text:span><text:span text:style-name="T61">HP </text:span><text:span text:style-name="T64">the first second</text:span><text:span text:style-name="T61">, then 1</text:span><text:span text:style-name="T97">5</text:span><text:span text:style-name="T61">HP</text:span><text:span text:style-name="T291">) </text:span><text:span text:style-name="T275">after exiting the area. </text:span><text:span text:style-name="T106">Alien becomes white (except outline) until he exits the vomit puddle</text:span><text:span text:style-name="T370">.</text:span></text:p>
      <text:p text:style-name="P53"/>
      <text:p text:style-name="P61">- <text:span text:style-name="T22">T</text:span><text:span text:style-name="T64">he t</text:span><text:span text:style-name="T13">eacher </text:span><text:span text:style-name="T341">(see </text:span><text:span text:style-name="T344">*1</text:span><text:span text:style-name="T343"> </text:span><text:span text:style-name="T341">below)</text:span><text:span text:style-name="T268"> </text:span><text:span text:style-name="T214">running </text:span><text:span text:style-name="T123">randomly.</text:span> <text:span text:style-name="T303">When </text:span><text:span text:style-name="T250">close </text:span><text:span text:style-name="T303">enough </text:span><text:span text:style-name="T250">to the Alien </text:span><text:span text:style-name="T303">and kids involved in </text:span><text:span text:style-name="T354">a</text:span><text:span text:style-name="T303"> fight,</text:span><text:span text:style-name="T250"> </text:span><text:span text:style-name="T354">tries</text:span> to stop the mess <text:span text:style-name="T250">(</text:span><text:span text:style-name="T291">she</text:span><text:span text:style-name="T251"> </text:span><text:span text:style-name="T291">is an</text:span><text:span text:style-name="T251"> </text:span><text:span text:style-name="T250">obstacle: run</text:span><text:span text:style-name="T251">ning</text:span><text:span text:style-name="T250"> then stop</text:span><text:span text:style-name="T251">ping,</text:span><text:span text:style-name="T250"> trying to calm things down </text:span><text:span text:style-name="T280">staying between kid</text:span><text:span text:style-name="T291">s</text:span><text:span text:style-name="T280"> and Alien</text:span><text:span text:style-name="T250">).</text:span></text:p>
      <text:p text:style-name="P53"/>
      <text:p text:style-name="P62">----------</text:p>
      <text:p text:style-name="P53"/>
      <text:p text:style-name="P68">About “IA”, above is a <text:span text:style-name="T340">basic</text:span> description of the enemy behaviors. In the Pac-Man game, one ghost aims at Pac-Man, another aims ahead of Pac-Man, the third has a random behavior and the fourth ghost tries <text:span text:style-name="T340">to reach Pac-Man when close enough</text:span>. <text:span text:style-name="T340">More or less. Maybe we could be inspired by these ideas for our kids.</text:span></text:p>
      <text:p text:style-name="P68"/>
      <text:p text:style-name="P69"><text:span text:style-name="T354">Every single enemies has</text:span> a somewhat random size of the detection colliders <text:span text:style-name="T354">(+/-1</text:span><text:span text:style-name="T370">5</text:span><text:span text:style-name="T354">%)</text:span>.<text:span text:style-name="T292"> </text:span><text:span text:style-name="T298">Maybe useless?</text:span></text:p>
      <text:p text:style-name="P98">Technically</text:p>
      <text:p text:style-name="P97"/>
      <text:p text:style-name="P99"><text:span text:style-name="T245"><text:tab/></text:span><text:span text:style-name="T108">Animations at </text:span><text:span text:style-name="T109">3</text:span><text:span text:style-name="T108">s</text:span><text:span text:style-name="T287"> </text:span><text:span text:style-name="T288">(</text:span><text:span text:style-name="T289">just like Domestique Baston</text:span><text:span text:style-name="T288">).</text:span></text:p>
      <text:p text:style-name="P47"/>
      <text:p text:style-name="P46"><text:tab/><text:span text:style-name="T123">Every game</text:span><text:span text:style-name="T5"> </text:span><text:span text:style-name="T13">starts from a random point in the area</text:span><text:span text:style-name="T5">. </text:span><text:span text:style-name="T215">available s</text:span><text:span text:style-name="T123">pawning points </text:span><text:span text:style-name="T215">are</text:span><text:span text:style-name="T123"> established before hand </text:span><text:span text:style-name="T215">(in Background.tscn)</text:span><text:span text:style-name="T123">.</text:span></text:p>
      <text:p text:style-name="P46"/>
      <text:p text:style-name="P46"><text:tab/><text:span text:style-name="T34">Camera bug </text:span><text:span text:style-name="T56">effects</text:span><text:span text:style-name="T34"> </text:span><text:span text:style-name="T64">constantly evolve</text:span><text:span text:style-name="T34"> </text:span><text:span text:style-name="T74">up to the max </text:span><text:span text:style-name="T79">after 1 minute or so</text:span><text:span text:style-name="T318"> </text:span><text:span text:style-name="T304">and</text:span><text:span text:style-name="T260"> </text:span><text:span text:style-name="T34">the last effect (screen shutdown) always happen</text:span><text:span text:style-name="T68">s</text:span><text:span text:style-name="T34"> just after 1 minute </text:span><text:span text:style-name="T64">or a bit more… </text:span><text:span text:style-name="T74">But the game still goes on!</text:span></text:p>
      <text:p text:style-name="P36"/>
      <text:p text:style-name="P31"><text:tab/><text:span text:style-name="T29">A</text:span><text:span text:style-name="T13">lien</text:span> <text:span text:style-name="T263">and </text:span><text:span text:style-name="T38">Enemies</text:span><text:span text:style-name="T263"> </text:span><text:span text:style-name="T273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43">.</text:span></text:p>
      <text:p text:style-name="P91"/>
      <text:p text:style-name="P25"><text:span text:style-name="T143"><text:tab/></text:span><text:span text:style-name="T173">A</text:span><text:span text:style-name="T129">lien animations (</text:span><text:span text:style-name="T40">left</text:span><text:span text:style-name="T129"> and </text:span><text:span text:style-name="T40">right</text:span><text:span text:style-name="T129"> are </text:span><text:span text:style-name="T40">flopped animations</text:span><text:span text:style-name="T129">, </text:span><text:span text:style-name="T40">up/left</text:span><text:span text:style-name="T129"> and </text:span><text:span text:style-name="T40">up/right</text:span><text:span text:style-name="T129"> are </text:span><text:span text:style-name="T40">flopped animations</text:span><text:span text:style-name="T129"> and </text:span><text:span text:style-name="T40">down/left</text:span><text:span text:style-name="T129"> and </text:span><text:span text:style-name="T40">down/right</text:span><text:span text:style-name="T129"> are also </text:span><text:span text:style-name="T40">flopped animations</text:span><text:span text:style-name="T129">):</text:span></text:p>
      <text:p text:style-name="P24"><text:span text:style-name="T36"><text:tab/>8</text:span><text:span text:style-name="T35"> Move </text:span><text:span text:style-name="T60">(run) </text:span><text:span text:style-name="T35">direction</text:span><text:span text:style-name="T31">s</text:span></text:p>
      <text:p text:style-name="P24"><text:span text:style-name="T36"><text:tab/>8</text:span><text:span text:style-name="T293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</text:span><text:span text:style-name="T117">8</text:span><text:span text:style-name="T118"> </text:span><text:span text:style-name="T119">D</text:span><text:span text:style-name="T118">eath </text:span><text:span text:style-name="T119">D</text:span><text:span text:style-name="T118">irection</text:span><text:span text:style-name="T120">s</text:span><text:span text:style-name="T225"> </text:span><text:span text:style-name="T226">(not necessary anymore as we go directly to the Death screen when the alien dies </text:span><text:span text:style-name="T227">before we need to play a death animation</text:span><text:span text:style-name="T226">)</text:span></text:p>
      <text:p text:style-name="P92"/>
      <text:p text:style-name="P25"><text:span text:style-name="T169"><text:tab/></text:span><text:span text:style-name="T133">Enemies </text:span><text:span text:style-name="T135">(kids) </text:span><text:span text:style-name="T133">animations </text:span><text:span text:style-name="T129">(</text:span><text:span text:style-name="T40">left</text:span><text:span text:style-name="T129"> and </text:span><text:span text:style-name="T40">right</text:span><text:span text:style-name="T129"> are </text:span><text:span text:style-name="T40">flopped animations</text:span><text:span text:style-name="T129">, </text:span><text:span text:style-name="T40">up/left</text:span><text:span text:style-name="T129"> and </text:span><text:span text:style-name="T40">up/right</text:span><text:span text:style-name="T129"> are </text:span><text:span text:style-name="T40">flopped animations</text:span><text:span text:style-name="T129"> and </text:span><text:span text:style-name="T40">down/left</text:span><text:span text:style-name="T129"> and </text:span><text:span text:style-name="T40">down/right</text:span><text:span text:style-name="T129"> are also </text:span><text:span text:style-name="T40">flopped animations</text:span><text:span text:style-name="T129">):</text:span></text:p>
      <text:p text:style-name="P29"><text:span text:style-name="T168"><text:tab/></text:span><text:span text:style-name="T31">8 move </text:span><text:span text:style-name="T67">(run) </text:span><text:span text:style-name="T31">directions</text:span></text:p>
      <text:p text:style-name="P101"><text:tab/>8 attack directions</text:p>
      <text:p text:style-name="P101"><text:tab/>8 Idle directions</text:p>
      <text:p text:style-name="P100"><text:span text:style-name="T5"><text:tab/>8 </text:span><text:span text:style-name="T110">waving</text:span><text:span text:style-name="T5"> directions </text:span><text:span text:style-name="T148">(when two kids face each other </text:span><text:span text:style-name="T162">and only in this case</text:span><text:span text:style-name="T148">, they </text:span><text:span text:style-name="T149">forget about the Alien and </text:span><text:span text:style-name="T148">stop </text:span><text:span text:style-name="T149">running</text:span><text:span text:style-name="T148"> then wave at each other </text:span><text:span text:style-name="T149">for a couple of seconds </text:span><text:span text:style-name="T148">then resume moving)</text:span><text:span text:style-name="T110"> – </text:span><text:span text:style-name="T111">only </text:span><text:span text:style-name="T112">throwing booger </text:span><text:span text:style-name="T113">kids</text:span><text:span text:style-name="T112">, spitting </text:span><text:span text:style-name="T113">kids, </text:span><text:span text:style-name="T114">crying kids and</text:span><text:span text:style-name="T112"> </text:span><text:span text:style-name="T111">kids </text:span><text:span text:style-name="T112">with sticks</text:span><text:span text:style-name="T115">.</text:span></text:p>
      <text:p text:style-name="P30"/>
      <text:p text:style-name="P31"><text:span text:style-name="T177"><text:tab/></text:span><text:span text:style-name="T134">Teacher </text:span><text:span text:style-name="T133">animations </text:span><text:span text:style-name="T129">(</text:span><text:span text:style-name="T40">left</text:span><text:span text:style-name="T129"> and </text:span><text:span text:style-name="T40">right</text:span><text:span text:style-name="T129"> are </text:span><text:span text:style-name="T40">flopped animations</text:span><text:span text:style-name="T129">, </text:span><text:span text:style-name="T40">up/left</text:span><text:span text:style-name="T129"> and </text:span><text:span text:style-name="T40">up/right</text:span><text:span text:style-name="T129"> are </text:span><text:span text:style-name="T40">flopped animations</text:span><text:span text:style-name="T129"> and </text:span><text:span text:style-name="T40">down/left</text:span><text:span text:style-name="T129"> and </text:span><text:span text:style-name="T40">down/right</text:span><text:span text:style-name="T129"> are also </text:span><text:span text:style-name="T40">flopped animations</text:span><text:span text:style-name="T129">):</text:span></text:p>
      <text:p text:style-name="P31"><text:span text:style-name="T194"><text:tab/></text:span><text:span text:style-name="T88">8 Idle/</text:span><text:span text:style-name="T89">checking</text:span><text:span text:style-name="T88"> directions</text:span></text:p>
      <text:p text:style-name="P28"><text:span text:style-name="T182"><text:tab/></text:span><text:span text:style-name="T31">8 </text:span><text:span text:style-name="T65">run</text:span><text:span text:style-name="T31"> directions</text:span></text:p>
      <text:p text:style-name="P48"><text:span text:style-name="T123"><text:tab/></text:span><text:span text:style-name="T31">8 “</text:span><text:span text:style-name="T65">stop fighting”</text:span><text:span text:style-name="T31"> directions</text:span></text:p>
      <text:p text:style-name="P102"><text:tab/></text:p>
      <text:p text:style-name="P48"/>
      <text:p text:style-name="P32"><text:soft-page-break/><text:span text:style-name="T197"><text:tab/></text:span><text:span text:style-name="T130">Enem</text:span><text:span text:style-name="T135">y</text:span><text:span text:style-name="T130"> behavior</text:span><text:span text:style-name="T135">s</text:span><text:span text:style-name="T130">:</text:span></text:p>
      <text:p text:style-name="P93"/>
      <text:p text:style-name="P49"><text:span text:style-name="T123"><text:tab/></text:span><text:span text:style-name="T127">Followers </text:span><text:span text:style-name="T139">and stoppers and followers, etc.:</text:span></text:p>
      <text:p text:style-name="P59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05">(run randomly then stop then resume… Until they detect the Alien and then follow him to throw projectile at him </text:span><text:span text:style-name="T214">but stay in range</text:span><text:span text:style-name="T205">).</text:span></text:p>
      <text:p text:style-name="P59"><text:span text:style-name="T21"><text:tab/><text:tab/>Spitting </text:span><text:span text:style-name="T27">K</text:span><text:span text:style-name="T21">ids </text:span><text:span text:style-name="T205">(run randomly then stop then resume… Until they detect the Alien and then follow him to throw projectile at him </text:span><text:span text:style-name="T214">but stay in range</text:span><text:span text:style-name="T205">).</text:span></text:p>
      <text:p text:style-name="P58"><text:span text:style-name="T21"><text:tab/></text:span><text:span text:style-name="T171">Followers:</text:span></text:p>
      <text:p text:style-name="P58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05">(run randomly then stop then resume… Until they detect the Alien and then follow him to </text:span><text:span text:style-name="T214">beat the hell out of him</text:span><text:span text:style-name="T205">).</text:span></text:p>
      <text:p text:style-name="P58"/>
      <text:p text:style-name="P58"><text:span text:style-name="T28"><text:tab/></text:span><text:span text:style-name="T135">Somewhat r</text:span><text:span text:style-name="T138">andom</text:span><text:span text:style-name="T130">:</text:span></text:p>
      <text:p text:style-name="P58"><text:span text:style-name="T171"><text:tab/><text:tab/></text:span><text:span text:style-name="T27">Vomiting </text:span><text:span text:style-name="T28">K</text:span><text:span text:style-name="T27">ids </text:span><text:span text:style-name="T205">(</text:span><text:span text:style-name="T214">run</text:span><text:span text:style-name="T205"> randomly then stop to vomit then resume </text:span><text:span text:style-name="T214">but stay in range</text:span><text:span text:style-name="T205">).</text:span></text:p>
      <text:p text:style-name="P61"><text:span text:style-name="T27"><text:tab/><text:tab/></text:span><text:span text:style-name="T63">Crying Kids</text:span><text:span text:style-name="T206"> </text:span><text:span text:style-name="T205">(run randomly then stop to cry </text:span><text:span text:style-name="T207">for </text:span><text:span text:style-name="T214">2</text:span><text:span text:style-name="T207"> to </text:span><text:span text:style-name="T214">4</text:span><text:span text:style-name="T207"> seconds </text:span><text:span text:style-name="T205">and resume… Until the Alien is detected and then try to reach him for a good kicking session </text:span><text:span text:style-name="T214">(up to 4 attempts t</text:span><text:span text:style-name="T207">hen resume…</text:span><text:span text:style-name="T205">)</text:span></text:p>
      <text:p text:style-name="P60"><text:span text:style-name="T27"><text:tab/></text:span><text:span text:style-name="T185"><text:tab/></text:span><text:span text:style-name="T22">T</text:span><text:span text:style-name="T31">eacher</text:span><text:span text:style-name="T169"> </text:span><text:span text:style-name="T205">(Stays where she is then runs somewhere else then resume… Until she detects a fight between kids and the Alien </text:span><text:span text:style-name="T208">and tries to take place between kids and the Alien </text:span><text:span text:style-name="T214">(eventually)</text:span><text:span text:style-name="T208"> </text:span><text:span text:style-name="T214">forcing a way between colliders </text:span><text:span text:style-name="T208">– </text:span><text:span text:style-name="T341">(see </text:span><text:span text:style-name="T342">*1</text:span><text:span text:style-name="T343"> </text:span><text:span text:style-name="T341">above)</text:span><text:span text:style-name="T205">)</text:span></text:p>
      <text:p text:style-name="P79"/>
      <text:p text:style-name="P79"/>
      <text:p text:style-name="P57"><text:tab/><text:span text:style-name="T315">The </text:span><text:span text:style-name="T77">game starts</text:span><text:span text:style-name="T315"> with </text:span><text:span text:style-name="T77">1 </text:span><text:span text:style-name="T78">T</text:span><text:span text:style-name="T77">eacher</text:span><text:span text:style-name="T201"> </text:span><text:span text:style-name="T202">(only 1 per game)</text:span><text:span text:style-name="T315">, </text:span><text:span text:style-name="T77">1 </text:span><text:span text:style-name="T78">C</text:span><text:span text:style-name="T77">rying </text:span><text:span text:style-name="T78">K</text:span><text:span text:style-name="T77">id</text:span><text:span text:style-name="T315">, </text:span><text:span text:style-name="T77">1 </text:span><text:span text:style-name="T78">V</text:span><text:span text:style-name="T77">omiting </text:span><text:span text:style-name="T78">K</text:span><text:span text:style-name="T77">id</text:span><text:span text:style-name="T315">, </text:span><text:span text:style-name="T78">1</text:span><text:span text:style-name="T77"> </text:span><text:span text:style-name="T78">T</text:span><text:span text:style-name="T77">hrowing </text:span><text:span text:style-name="T78">B</text:span><text:span text:style-name="T77">ooger </text:span><text:span text:style-name="T78">K</text:span><text:span text:style-name="T77">id</text:span><text:span text:style-name="T315">, </text:span><text:span text:style-name="T78">3</text:span><text:span text:style-name="T77"> </text:span><text:span text:style-name="T78">K</text:span><text:span text:style-name="T77">ids with </text:span><text:span text:style-name="T78">S</text:span><text:span text:style-name="T77">tick</text:span><text:span text:style-name="T315"> and </text:span><text:span text:style-name="T78">2</text:span><text:span text:style-name="T77"> </text:span><text:span text:style-name="T78">S</text:span><text:span text:style-name="T77">pitting </text:span><text:span text:style-name="T78">K</text:span><text:span text:style-name="T77">id </text:span><text:span text:style-name="T214">spawning randomly on the map</text:span><text:span text:style-name="T97">.</text:span></text:p>
      <text:p text:style-name="P57"/>
      <text:p text:style-name="P57"><text:tab/><text:span text:style-name="T97">After 5 seconds of game, e</text:span><text:span text:style-name="T77">very </text:span><text:span text:style-name="T97">3</text:span><text:span text:style-name="T77"> seconds 1 kid </text:span><text:span text:style-name="T85">spawns </text:span><text:span text:style-name="T86">in the field </text:span><text:span text:style-name="T85">(outside of the screen). </text:span><text:span text:style-name="T97">It doesn’t apply when the Alien dies and until he revives after using Second Life talent</text:span><text:span text:style-name="T315">:</text:span></text:p>
      <text:p text:style-name="P57"/>
      <text:p text:style-name="P57"><text:tab/><text:span text:style-name="T242">Chances of spawning:</text:span></text:p>
      <text:p text:style-name="P57"><text:tab/><text:tab/><text:span text:style-name="T316">Spitting Kid: </text:span><text:span text:style-name="T11">25</text:span><text:span text:style-name="T12">%</text:span></text:p>
      <text:p text:style-name="P57"><text:tab/><text:tab/><text:span text:style-name="T316">Kid with Stick: </text:span><text:span text:style-name="T11">3</text:span><text:span text:style-name="T12">0%</text:span></text:p>
      <text:p text:style-name="P57"><text:tab/><text:tab/><text:span text:style-name="T315">Throwing Booger Kid: </text:span><text:span text:style-name="T78">1</text:span><text:span text:style-name="T97">5</text:span><text:span text:style-name="T78">%</text:span></text:p>
      <text:p text:style-name="P57"><text:span text:style-name="T315"><text:tab/><text:tab/>Crying Kid: </text:span><text:span text:style-name="T78">1</text:span><text:span text:style-name="T97">5</text:span><text:span text:style-name="T78">%</text:span></text:p>
      <text:p text:style-name="P57"><text:span text:style-name="T315"><text:tab/><text:tab/>Vomiting Kid: </text:span><text:span text:style-name="T78">1</text:span><text:span text:style-name="T97">5</text:span><text:span text:style-name="T78">%</text:span></text:p>
      <text:p text:style-name="P57"/>
      <text:p text:style-name="P85"><text:span text:style-name="T78"><text:tab/></text:span><text:span text:style-name="T56">Kids</text:span><text:span text:style-name="T69"> </text:span><text:span text:style-name="T87">are</text:span><text:span text:style-name="T75"> running </text:span><text:span text:style-name="T87">randomly </text:span><text:span text:style-name="T75">until they detect the Alien (or another kid and are able to wave at each other)</text:span><text:span text:style-name="T63">.</text:span></text:p>
      <text:p text:style-name="P79"/>
      <text:p text:style-name="P80"><text:soft-page-break/><text:span text:style-name="T261"><text:tab/></text:span><text:span text:style-name="T37">Enemies detection colliders will have a somewhat random size</text:span><text:span text:style-name="T279">. </text:span><text:span text:style-name="T298">Useless?</text:span></text:p>
      <text:p text:style-name="P86"/>
      <text:p text:style-name="P83"><text:span text:style-name="T279"><text:tab/></text:span><text:span text:style-name="T56">After a kid</text:span><text:span text:style-name="T74"> </text:span><text:span text:style-name="T75">has dealt</text:span><text:span text:style-name="T74"> damage to </text:span><text:span text:style-name="T66">the</text:span><text:span text:style-name="T56"> Alien, </text:span><text:span text:style-name="T75">t</text:span><text:span text:style-name="T56">h</text:span><text:span text:style-name="T75">at kid</text:span><text:span text:style-name="T56"> tends to go away for </text:span><text:span text:style-name="T97">3</text:span><text:span text:style-name="T59"> seconds</text:span><text:span text:style-name="T278">.</text:span></text:p>
      <text:p text:style-name="P83"/>
      <text:p text:style-name="P83"><text:span text:style-name="T74"><text:tab/>Kids with sticks go away only after hitting the Alien </text:span><text:span text:style-name="T75">3</text:span><text:span text:style-name="T74"> times</text:span><text:span text:style-name="T317">.</text:span></text:p>
      <text:p text:style-name="P83"/>
      <text:p text:style-name="P84"><text:span text:style-name="T305"><text:tab/></text:span><text:span text:style-name="T75">Kids don’t wave while fighting.</text:span></text:p>
      <text:p text:style-name="P80"/>
      <text:p text:style-name="P80"><text:tab/><text:span text:style-name="T57">Kids are slower than </text:span><text:span text:style-name="T66">the </text:span><text:span text:style-name="T57">Alien</text:span><text:span text:style-name="T281"> and </text:span><text:span text:style-name="T302">the </text:span><text:span text:style-name="T57">teacher </text:span><text:span text:style-name="T66">is</text:span><text:span text:style-name="T57"> faster than </text:span><text:span text:style-name="T66">the </text:span><text:span text:style-name="T57">Alien</text:span><text:span text:style-name="T281">.</text:span></text:p>
      <text:p text:style-name="P80"/>
      <text:p text:style-name="P82"><text:tab/><text:span text:style-name="T306">Just in case it wasn’t obvious, </text:span><text:span text:style-name="T69">spit</text:span><text:span text:style-name="T70">s</text:span><text:span text:style-name="T69">, vomit </text:span><text:span text:style-name="T70">puddles </text:span><text:span text:style-name="T69">and boogers don’t affect kids </text:span><text:span text:style-name="T70">and teacher</text:span><text:span text:style-name="T69">!</text:span></text:p>
      <text:p text:style-name="P82"/>
      <text:p text:style-name="P82"><text:span text:style-name="T264"><text:tab/></text:span><text:span text:style-name="T70">K</text:span><text:span text:style-name="T69">ids </text:span><text:span text:style-name="T70">and teacher avoid</text:span><text:span text:style-name="T69"> vomit puddles.</text:span></text:p>
      <text:p text:style-name="P90"/>
      <text:p text:style-name="P90"><text:tab/><text:span text:style-name="T241">What follows could very be more or less obsolete by the time the project really starts.</text:span></text:p>
      <text:p text:style-name="P90"/>
      <text:p text:style-name="P105"><text:tab/>Kids with Sticks have 4 colliders:</text:p>
      <text:p text:style-name="P88"><text:span text:style-name="T82"><text:tab/><text:tab/></text:span><text:span text:style-name="T69">1 obstacle collider</text:span><text:span text:style-name="T306"> (for background, vomit, </text:span><text:span text:style-name="T318">other </text:span><text:span text:style-name="T306">kids, teacher and Alien).</text:span></text:p>
      <text:p text:style-name="P88"><text:tab/><text:tab/><text:span text:style-name="T69">1 Alien detection collider</text:span><text:span text:style-name="T306">.</text:span></text:p>
      <text:p text:style-name="P88"><text:tab/><text:tab/><text:span text:style-name="T69">1 waving collider</text:span><text:span text:style-name="T306">.</text:span></text:p>
      <text:p text:style-name="P88"><text:tab/><text:tab/><text:span text:style-name="T82">1 attack collider</text:span><text:span text:style-name="T335">.</text:span></text:p>
      <text:p text:style-name="P88"/>
      <text:p text:style-name="P88"><text:span text:style-name="T335"><text:tab/></text:span><text:span text:style-name="T82">Spitting Kids have 4 colliders:</text:span></text:p>
      <text:p text:style-name="P88"><text:span text:style-name="T82"><text:tab/><text:tab/></text:span><text:span text:style-name="T69">1 obstacle collider</text:span><text:span text:style-name="T306"> (for background, vomit, </text:span><text:span text:style-name="T318">other </text:span><text:span text:style-name="T306">kids, teacher and Alien).</text:span></text:p>
      <text:p text:style-name="P88"><text:tab/><text:tab/><text:span text:style-name="T69">1 Alien detection collider</text:span><text:span text:style-name="T306">.</text:span></text:p>
      <text:p text:style-name="P88"><text:tab/><text:tab/><text:span text:style-name="T69">1 waving collider</text:span><text:span text:style-name="T306">.</text:span></text:p>
      <text:p text:style-name="P88"><text:span text:style-name="T335"><text:tab/><text:tab/></text:span><text:span text:style-name="T82">1 emitter point for their projectiles</text:span><text:span text:style-name="T335">.</text:span></text:p>
      <text:p text:style-name="P88"/>
      <text:p text:style-name="P88"><text:tab/><text:span text:style-name="T82">Throwing Booger Kids have 4 colliders:</text:span></text:p>
      <text:p text:style-name="P88"><text:span text:style-name="T82"><text:tab/><text:tab/></text:span><text:span text:style-name="T69">1 obstacle collider</text:span><text:span text:style-name="T306"> (for background, vomit, </text:span><text:span text:style-name="T318">other </text:span><text:span text:style-name="T306">kids, teacher and Alien).</text:span></text:p>
      <text:p text:style-name="P88"><text:tab/><text:tab/><text:span text:style-name="T69">1 Alien detection collider</text:span><text:span text:style-name="T306">.</text:span></text:p>
      <text:p text:style-name="P88"><text:tab/><text:tab/><text:span text:style-name="T69">1 waving collider</text:span><text:span text:style-name="T306">.</text:span></text:p>
      <text:p text:style-name="P88"><text:span text:style-name="T335"><text:tab/><text:tab/></text:span><text:span text:style-name="T82">1 emitter point for their projectiles</text:span><text:span text:style-name="T335">.</text:span></text:p>
      <text:p text:style-name="P88"/>
      <text:p text:style-name="P89"><text:tab/><text:span text:style-name="T83">Vomiting</text:span><text:span text:style-name="T82"> Kids have </text:span><text:span text:style-name="T84">2</text:span><text:span text:style-name="T82"> colliders:</text:span></text:p>
      <text:p text:style-name="P89"><text:span text:style-name="T82"><text:tab/><text:tab/></text:span><text:span text:style-name="T69">1 obstacle collider</text:span><text:span text:style-name="T306"> (for background, vomit, </text:span><text:span text:style-name="T318">other </text:span><text:span text:style-name="T306">kids, teacher and Alien).</text:span></text:p>
      <text:p text:style-name="P89"><text:soft-page-break/><text:tab/><text:tab/><text:span text:style-name="T83">1</text:span><text:span text:style-name="T73"> collider</text:span><text:span text:style-name="T313"> to </text:span><text:span text:style-name="T73">never unleash a vomit puddle that intersects with the background </text:span><text:span text:style-name="T81">colliders</text:span><text:span text:style-name="T335">.</text:span></text:p>
      <text:p text:style-name="P89"/>
      <text:p text:style-name="P89"><text:span text:style-name="T335"><text:tab/></text:span><text:span text:style-name="T83">Crying</text:span><text:span text:style-name="T82"> Kids have </text:span><text:span text:style-name="T97">4</text:span><text:span text:style-name="T83"> </text:span><text:span text:style-name="T82">colliders:</text:span></text:p>
      <text:p text:style-name="P89"><text:span text:style-name="T82"><text:tab/><text:tab/></text:span><text:span text:style-name="T69">1 obstacle collider</text:span><text:span text:style-name="T306"> (for background, vomit, </text:span><text:span text:style-name="T318">other </text:span><text:span text:style-name="T306">kids, teacher and Alien).</text:span></text:p>
      <text:p text:style-name="P89"><text:tab/><text:tab/><text:span text:style-name="T83">1 c</text:span><text:span text:style-name="T73">ollider to detect if they are close enough to the Alien to start kicking him.</text:span></text:p>
      <text:p text:style-name="P89"><text:tab/><text:tab/><text:span text:style-name="T69">1 waving collider</text:span><text:span text:style-name="T306">.</text:span></text:p>
      <text:p text:style-name="P89"><text:span text:style-name="T335"><text:tab/><text:tab/></text:span><text:span text:style-name="T83">1 attack </text:span><text:span text:style-name="T81">collider</text:span><text:span text:style-name="T335">.</text:span></text:p>
      <text:p text:style-name="P81"/>
      <text:p text:style-name="P81"><text:tab/><text:span text:style-name="T70">The </text:span><text:span text:style-name="T84">T</text:span><text:span text:style-name="T70">eacher has 2 colliders:</text:span></text:p>
      <text:p text:style-name="P82"><text:tab/><text:tab/><text:span text:style-name="T69">1 obstacle collider</text:span><text:span text:style-name="T306"> (for background, vomit, kids and the Alien).</text:span></text:p>
      <text:p text:style-name="P82"><text:span text:style-name="T306"><text:tab/><text:tab/></text:span><text:span text:style-name="T69">1 </text:span><text:span text:style-name="T71">fight </text:span><text:span text:style-name="T69">detection collider </text:span><text:span text:style-name="T81">(!)</text:span><text:span text:style-name="T306">.</text:span></text:p>
      <text:p text:style-name="P82"/>
      <text:p text:style-name="P82"><text:tab/><text:span text:style-name="T70">The </text:span><text:span text:style-name="T84">A</text:span><text:span text:style-name="T70">lien has 2 colliders:</text:span></text:p>
      <text:p text:style-name="P82"><text:tab/><text:tab/><text:span text:style-name="T70">1 obstacle collider</text:span><text:span text:style-name="T69"> </text:span><text:span text:style-name="T306">(for background, kids </text:span><text:span text:style-name="T307">and</text:span><text:span text:style-name="T306"> the teacher).</text:span></text:p>
      <text:p text:style-name="P82"><text:tab/><text:tab/><text:span text:style-name="T70">1 “get hit” collider</text:span><text:span text:style-name="T307">.</text:span></text:p>
      <text:p text:style-name="P82"/>
      <text:p text:style-name="P82"><text:tab/><text:span text:style-name="T95">When a projectile hits the Alien, the projectile</text:span><text:span text:style-name="T97"> </text:span><text:span text:style-name="T95">flas</text:span><text:span text:style-name="T97">h</text:span><text:span text:style-name="T100">es</text:span><text:span text:style-name="T95"> white for 1 frame then </text:span><text:span text:style-name="T97">the projectile</text:span><text:span text:style-name="T95"> disappear</text:span><text:span text:style-name="T97">s</text:span><text:span text:style-name="T349">.</text:span></text:p>
      <text:p text:style-name="P82"/>
      <text:p text:style-name="P10">About screen shaders</text:p>
      <text:p text:style-name="P13"/>
      <text:p text:style-name="P71"><text:tab/><text:span text:style-name="T352">The game starts with the basic Screen_Overlay.tscn. It’ll be used everywhere except in game.</text:span></text:p>
      <text:p text:style-name="P72"><text:tab/><text:span text:style-name="T352">When using the Transition screen, </text:span><text:span text:style-name="T353">if</text:span><text:span text:style-name="T352"> needed, we’ll use it also to cross fade between two different screen overlays.</text:span></text:p>
      <text:p text:style-name="P72"><text:span text:style-name="T352"><text:tab/>As all screen overlays use the CRT_2 shader, we’d better extract it from the sets and give him a scene </text:span><text:span text:style-name="T354">to itself</text:span><text:span text:style-name="T352"> in order to help cross fades (as they use a lot the GPU resources) so that </text:span><text:span text:style-name="T354">it</text:span><text:span text:style-name="T352"> won’t need to cross fade </text:span><text:span text:style-name="T354">(it also won’t be animated)</text:span><text:span text:style-name="T352">.</text:span></text:p>
      <text:p text:style-name="P74"><text:tab/>Death.tscn hits without any transition and the Game_Overlay used gets back to its default value (otherwise we won’t be able to read anything).</text:p>
      <text:p text:style-name="P71"><text:tab/><text:span text:style-name="T354">No</text:span><text:span text:style-name="T352"> transition between menu screens.</text:span></text:p>
      <text:p text:style-name="P71"/>
      <text:p text:style-name="P71"/>
      <text:p text:style-name="P71"><text:tab/><text:span text:style-name="T104">Now game overlay scenes incorporate AnimationPlayers so no code is needed but for Game_overlay_1.tscn as we have to randomly choose if Aberration, Brightness, Saturation and Contrast go toward positive or negative values.</text:span></text:p>
      <text:p text:style-name="P71"><text:span text:style-name="T104"><text:tab/></text:span><text:span text:style-name="T223">I made some tests and it happens that transitions between Screen_Overlay.tscn and game overlays aren’t fully accurate… </text:span><text:span text:style-name="T224">We need to find a way to fade between those as Screen_Overlay.tscn do not use the same shaders as game overlays. </text:span><text:span text:style-name="T51">Would using the beam down animation to do that fix the issue?</text:span></text:p>
      <text:p text:style-name="P73"/>
      <text:p text:style-name="P71"><text:tab/><text:span text:style-name="T299">NOTE: a</text:span><text:span text:style-name="T297">s it is, the transition scene doesn’t cross fades between two playing scenes but between a screenshot of the active scene that will replace the scene and the following scene. That’s not “</text:span><text:span text:style-name="T298">perfect”</text:span><text:span text:style-name="T297"> (I don’t know how to cross fade between t</text:span><text:span text:style-name="T299">w</text:span><text:span text:style-name="T297">o “active scenes”. Is there </text:span><text:span text:style-name="T298">even </text:span><text:span text:style-name="T297">a way to do that without asking too much to the GPU?</text:span></text:p>
      <text:p text:style-name="P14"/>
      <text:p text:style-name="P9">“Script” of a game</text:p>
      <text:p text:style-name="P75"/>
      <text:p text:style-name="P78"><text:tab/>Contrary to what you can hear in the “demo”, the music <text:span text:style-name="T369">shouldn’t</text:span> be interrupted by changing menu screens. <text:span text:style-name="T369">The same music (MENUS.wav) plays until the game itself.</text:span></text:p>
      <text:p text:style-name="P75"/>
      <text:p text:style-name="P75"><text:tab/><text:span text:style-name="T351">When starting </text:span><text:span text:style-name="T354">a </text:span><text:span text:style-name="T351">game (using </text:span><text:span text:style-name="T354">the </text:span><text:span text:style-name="T351">Beam me down, Gudrun! Button), we’ll use the transition screen to go to the game itself. Music will cross fade from music of the menus to the game music </text:span><text:span text:style-name="T354">while the transition screen plays</text:span><text:span text:style-name="T351"> (starting with INTRO_GAME.wav music then plying in loop the INGAME.wav music).</text:span></text:p>
      <text:p text:style-name="P75"/>
      <text:p text:style-name="P75"><text:tab/><text:span text:style-name="T351">Death screen will hit without any transition. When hitting the A button on this screen then we’ll use the transition screen again and cross fading music from here </text:span><text:span text:style-name="T352">back </text:span><text:span text:style-name="T351">to the game (just as described above). Any other button will bring back the Menu scene (Menu.tscn) </text:span><text:span text:style-name="T352">with the transition</text:span><text:span text:style-name="T351">.</text:span></text:p>
      <text:p text:style-name="P75"/>
      <text:p text:style-name="P12">About Menus <text:span text:style-name="T366">(and hidden talent)</text:span></text:p>
      <text:p text:style-name="P76"/>
      <text:p text:style-name="P76"><text:tab/><text:span text:style-name="T361">After going one time to the </text:span><text:span text:style-name="T121">Credits.tscn</text:span><text:span text:style-name="T361"> </text:span><text:span text:style-name="T366">and </text:span><text:span text:style-name="T364">back</text:span><text:span text:style-name="T361"> to the previous menu (Menu.tscn)</text:span><text:span text:style-name="T364"> </text:span><text:span text:style-name="T361">then appears the new </text:span><text:span text:style-name="T102">(x)</text:span><text:span text:style-name="T361"> option that allows the player to access the Dialogue.tscn.</text:span></text:p>
      <text:p text:style-name="P76"/>
      <text:p text:style-name="P76"/>
      <text:p text:style-name="P45"><text:span text:style-name="T48">CONDITION to UNLOCK </text:span><text:span text:style-name="T49">Der Techniker</text:span><text:span text:style-name="T48">:</text:span></text:p>
      <text:p text:style-name="P104"/>
      <text:p text:style-name="P114"><text:span text:style-name="T245"><text:tab/></text:span><text:span text:style-name="T198">Watching</text:span><text:span text:style-name="T90"> Dialogue.tscn </text:span><text:span text:style-name="T50">entirely</text:span><text:span text:style-name="T90"> </text:span><text:span text:style-name="T198">allows the access to</text:span><text:span text:style-name="T90"> </text:span><text:span text:style-name="T50">Der Techniker</text:span><text:span text:style-name="T186">.</text:span></text:p>
      <text:p text:style-name="P114"><text:span text:style-name="T186"/></text:p>
      <text:p text:style-name="P114"><text:span text:style-name="T186"/></text:p>
      <text:p text:style-name="P113"><text:span text:style-name="T48">CONDITIONS to UNLOCK </text:span><text:span text:style-name="T52">Zufällig</text:span><text:span text:style-name="T48">:</text:span></text:p>
      <text:p text:style-name="P116"/>
      <text:p text:style-name="P115"><text:span text:style-name="T186"><text:tab/></text:span><text:span text:style-name="T187">Watching</text:span><text:span text:style-name="T90"> Dialogue.tscn </text:span><text:span text:style-name="T91">(</text:span><text:span text:style-name="T52">not necessarily </text:span><text:span text:style-name="T50">entirely</text:span><text:span text:style-name="T52">)</text:span><text:span text:style-name="T90"> </text:span><text:span text:style-name="T91">AND Credits.tscn again </text:span><text:span text:style-name="T187">allows the access to</text:span><text:span text:style-name="T90"> </text:span><text:span text:style-name="T52">Zufällig...</text:span></text:p>
      <text:p text:style-name="P8">Shaders</text:p>
      <text:p text:style-name="P16"/>
      <text:p text:style-name="P18"><text:tab/><text:span text:style-name="T116">The top overlay is CRT_Overlat.tscn and is always on!</text:span></text:p>
      <text:p text:style-name="P18"/>
      <text:p text:style-name="P18"><text:tab/><text:span text:style-name="T105">By default as in the menus, we use the Screen_Overlay.tscn.</text:span></text:p>
      <text:p text:style-name="P18"/>
      <text:p text:style-name="P18"><text:tab/><text:span text:style-name="T145">The game overlay </text:span><text:span text:style-name="T338">(</text:span><text:span text:style-name="T337">Game_Overlay_1</text:span><text:span text:style-name="T338">(</text:span><text:span text:style-name="T337">or 2 or 3</text:span><text:span text:style-name="T338">)</text:span><text:span text:style-name="T337">.</text:span><text:span text:style-name="T338">tscn</text:span><text:span text:style-name="T337">)</text:span><text:span text:style-name="T145"> is </text:span><text:span text:style-name="T13">randomly</text:span><text:span text:style-name="T145"> selected </text:span><text:span text:style-name="T167">just </text:span><text:span text:style-name="T105">before the transition</text:span><text:span text:style-name="T167"> between </text:span><text:span text:style-name="T105">Beam me down, Gudrun!</text:span><text:span text:style-name="T167"> and the </text:span><text:span text:style-name="T105">Game itself.</text:span><text:span text:style-name="T167"> </text:span><text:span text:style-name="T188">/!\ IT COULD VERY POSSIBLY BE MESSY IN THE TRANSITION!</text:span></text:p>
      <text:p text:style-name="P18"/>
      <text:p text:style-name="P19"><text:span text:style-name="T145"><text:tab/></text:span><text:span text:style-name="T158">If time comes, </text:span><text:span text:style-name="T339">Shutdown_Overlay.tscn</text:span><text:span text:style-name="T158"> is inserted </text:span><text:span text:style-name="T92">between</text:span><text:span text:style-name="T158"> the </text:span><text:span text:style-name="T92">game</text:span><text:span text:style-name="T158"> and </text:span><text:span text:style-name="T337">Game_Overlay_1</text:span><text:span text:style-name="T338">(</text:span><text:span text:style-name="T337">or 2 or 3</text:span><text:span text:style-name="T338">)</text:span><text:span text:style-name="T337">.</text:span><text:span text:style-name="T338">tscn</text:span><text:span text:style-name="T157"> </text:span><text:span text:style-name="T93">AND </text:span><text:span text:style-name="T94">shader </text:span><text:span text:style-name="T93">values are reset instantly</text:span><text:span text:style-name="T269"> (or in the first 2 frames of the shutdown overlay animation </text:span><text:span text:style-name="T270">in order to smooth things out</text:span><text:span text:style-name="T269">, we’ll test that)</text:span><text:span text:style-name="T159">. </text:span><text:span text:style-name="T163">Of course, that will depend on how the project is handled in Godot.</text:span></text:p>
      <text:p text:style-name="P19"/>
      <text:p text:style-name="P19"><text:span text:style-name="T160"><text:tab/></text:span><text:span text:style-name="T105">Going back to Menu means using Screen_Overlay.tscn.</text:span></text:p>
      <text:p text:style-name="P11">A few words about the “demo”</text:p>
      <text:p text:style-name="P17"/>
      <text:p text:style-name="P20"><text:span text:style-name="T160"><text:tab/></text:span><text:span text:style-name="T161">The demo is absolutely irrelevant considering gameplay. </text:span><text:span text:style-name="T162">In the release version of the game, of course, </text:span><text:span text:style-name="T161">Background won’t hurt the alien. As is, it’s just a way so make the Death screen appear.<text:line-break/><text:tab/>As a matter of fact, there’s nothing like gameplay in it. It’s about showing off </text:span><text:span text:style-name="T162">what </text:span><text:span text:style-name="T161">it’s actually graphically looking like, nothing more.</text:span></text:p>
      <text:p text:style-name="P20"/>
      <text:p text:style-name="P63">----------</text:p>
      <text:p text:style-name="P20"/>
      <text:p text:style-name="P77"><text:span text:style-name="T363"><text:tab/></text:span><text:span text:style-name="T244">Here’s the text in the Dialogue scene</text:span><text:span text:style-name="T363">, </text:span><text:span text:style-name="T365">(</text:span><text:span text:style-name="T368">heavily</text:span><text:span text:style-name="T365">) inspired by Alexandre Astier’s Kaamelott</text:span><text:span text:style-name="T363">:</text:span></text:p>
      <text:p text:style-name="P77"/>
      <text:p text:style-name="P77"><text:span text:style-name="T222"><text:tab/>- Hail </text:span><text:span text:style-name="T219">Brünhild</text:span><text:span text:style-name="T222">!<text:line-break/><text:tab/>- Hail Hildegard, </text:span><text:span text:style-name="T220">O</text:span><text:span text:style-name="T222"> great </text:span><text:span text:style-name="T221">Tep</text:span><text:span text:style-name="T222">endicular of all!<text:line-break/><text:tab/>- </text:span><text:span text:style-name="T219">Brünhild</text:span><text:span text:style-name="T222">, we need you for a mission of the utmost importance this day, </text:span><text:span text:style-name="T220">O</text:span><text:span text:style-name="T222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20">this</text:span><text:span text:style-name="T222"> planet is on the verge of extinction. We need to...<text:line-break/><text:tab/>- Say no more O Hildegard, I'm </text:span><text:span text:style-name="T219">going</text:span><text:span text:style-name="T222"> immediately!</text:span></text:p>
      <text:p text:style-name="P3">Options</text:p>
      <text:p text:style-name="P52"/>
      <text:p text:style-name="P66"><text:tab/><text:span text:style-name="T272">Adding 1</text:span><text:span text:style-name="T179"> </text:span><text:span text:style-name="T174">more </text:span><text:span text:style-name="T179">difficulty mode </text:span><text:span text:style-name="T172">to the normal one</text:span><text:span text:style-name="T179">: </text:span><text:span text:style-name="T131">Super Hyper Mega </text:span><text:span text:style-name="T132">Hardcore</text:span><text:span text:style-name="T179"> (more enemies moving and attacking quickly, nerfed Alien skills, slower Alien, </text:span><text:span text:style-name="T175">enemies dealing more damage</text:span><text:span text:style-name="T179">).</text:span></text:p>
      <text:p text:style-name="P65"><text:span text:style-name="T179"><text:tab/></text:span><text:span text:style-name="T180">Up to 4 </text:span><text:span text:style-name="T181">Alien</text:span><text:span text:style-name="T173">s</text:span><text:span text:style-name="T180"> simultaneously </text:span><text:span text:style-name="T183">(bigger map)</text:span><text:span text:style-name="T180">.</text:span></text:p>
      <text:p text:style-name="P67"><text:span text:style-name="T123"><text:tab/></text:span><text:span text:style-name="T172">O</text:span><text:span text:style-name="T123">nline mode.</text:span></text:p>
      <text:p text:style-name="P67"><text:span text:style-name="T143"><text:tab/></text:span><text:span text:style-name="T248">Adding new Alien</text:span><text:span text:style-name="T285">s</text:span><text:span text:style-name="T248"> would be great.</text:span></text:p>
      <text:p text:style-name="P70"><text:tab/>Adding new skillls.</text:p>
      <text:p text:style-name="P64"><text:tab/><text:span text:style-name="T248">Adding new </text:span>enemies<text:span text:style-name="T248"> </text:span><text:span text:style-name="T272">(with new behaviors) </text:span><text:span text:style-name="T248">would be great </text:span>too<text:span text:style-name="T248">.</text:span></text:p>
      <text:p text:style-name="P56"><text:tab/>With a lot of courage, new maps would also be added…</text:p>
      <text:p text:style-name="P6">What we borrowed from the world outside:</text:p>
      <text:p text:style-name="P7"/>
      <text:p text:style-name="P94"><text:span text:style-name="T308">Assets from </text:span><text:a xlink:type="simple" xlink:href="http://animallogic.com/alab/" text:style-name="Internet_20_link" text:visited-style-name="Visited_20_Internet_20_Link">Animallogic</text:a></text:p>
      <text:p text:style-name="P94"><text:span text:style-name="T309">Fonts</text:span><text:span text:style-name="T308"> from </text:span><text:a xlink:type="simple" xlink:href="http://www.iconian.com/" text:style-name="Internet_20_link" text:visited-style-name="Visited_20_Internet_20_Link">Iconian Fonts</text:a></text:p>
      <text:p text:style-name="P107"><text:span text:style-name="T153">Sound</text:span><text:span text:style-name="T154">s</text:span><text:span text:style-name="T153"> from </text:span><text:a xlink:type="simple" xlink:href="http://www.mixkit.co/" text:style-name="Internet_20_link" text:visited-style-name="Visited_20_Internet_20_Link"><text:span text:style-name="T290">Mixkit.co</text:span></text:a><text:span text:style-name="T164">, </text:span><text:a xlink:type="simple" xlink:href="http://freesound.org/" text:style-name="Internet_20_link" text:visited-style-name="Visited_20_Internet_20_Link"><text:span text:style-name="T290">Freesound.org</text:span></text:a><text:span text:style-name="T165">, </text:span><text:a xlink:type="simple" xlink:href="http://www.quicksounds.com/" text:style-name="Internet_20_link" text:visited-style-name="Visited_20_Internet_20_Link"><text:span text:style-name="T312">Quicksounds.com</text:span></text:a></text:p>
      <text:p text:style-name="P106"><text:span text:style-name="T151">Video shaders by </text:span><text:a xlink:type="simple" xlink:href="http://twitter.com/ahopness/" text:style-name="Internet_20_link" text:visited-style-name="Visited_20_Internet_20_Link"><text:span text:style-name="T290">Ahopness</text:span></text:a><text:span text:style-name="T151"> </text:span><text:span text:style-name="T152">(original shaders by: </text:span><text:span text:style-name="T203">Timothy Lottes, Keijiro, Ehj1, FMS_Cat),</text:span><text:span text:style-name="T150"> </text:span><text:a xlink:type="simple" xlink:href="http://godotshaders.com/author/arlez80/" text:style-name="Internet_20_link" text:visited-style-name="Visited_20_Internet_20_Link"><text:span text:style-name="T290">Yui Kinomoto</text:span></text:a><text:span text:style-name="T166">, </text:span><text:a xlink:type="simple" xlink:href="http://godotshaders.com/author/pend00/" text:style-name="Internet_20_link" text:visited-style-name="Visited_20_Internet_20_Link"><text:span text:style-name="T311">Peter Höglund</text:span></text:a></text:p>
      <text:p text:style-name="P109"><text:a xlink:type="simple" xlink:href="http://www.youtube.com/@Gdquest" text:style-name="Internet_20_link" text:visited-style-name="Visited_20_Internet_20_Link"><text:span text:style-name="T347">S</text:span></text:a><text:span text:style-name="T347">tuff from </text:span><text:a xlink:type="simple" xlink:href="http://www.youtube.com/@PlayWithFurcifer" text:style-name="Internet_20_link" text:visited-style-name="Visited_20_Internet_20_Link"><text:span text:style-name="T355">Play</text:span><text:span text:style-name="T356">W</text:span><text:span text:style-name="T355">ithFurcifer</text:span></text:a><text:span text:style-name="T357">, </text:span><text:a xlink:type="simple" xlink:href="http://www.youtube.com/@jontopielski6227" text:style-name="Internet_20_link" text:visited-style-name="Visited_20_Internet_20_Link"><text:span text:style-name="T358">Jon Topielski</text:span></text:a><text:span text:style-name="T358">, </text:span></text:p>
      <text:p text:style-name="P108"/>
      <text:p text:style-name="P87">Did we forget something/<text:span text:style-name="T31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22T10:11:40.437000000</dc:date>
    <meta:editing-duration>P1DT4H43M39S</meta:editing-duration>
    <meta:editing-cycles>157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79" meta:word-count="2685" meta:character-count="16115" meta:non-whitespace-character-count="13401"/>
  </office:meta>
</office:document-meta>
</file>